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6">
      <style:text-properties style:font-name="Arial1" style:font-name-asian="Arial1" style:font-name-complex="Arial1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36">
      <style:text-properties style:font-name="Arial1" style:font-name-asian="Arial1" style:font-name-complex="Arial1" fo:font-weight="bold" style:font-weight-asian="bold" style:font-weight-complex="bold"/>
    </style:style>
    <style:style style:name="ce5" style:family="table-cell" style:parent-style-name="Default" style:data-style-name="N36">
      <style:text-properties style:font-name="Arial1" style:font-name-asian="Arial1" style:font-name-complex="Arial1" fo:font-style="italic" style:font-style-asian="italic" style:font-style-complex="italic"/>
    </style:style>
    <style:style style:name="ce6" style:family="table-cell" style:parent-style-name="Default" style:data-style-name="N36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38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9" style:family="table-cell" style:parent-style-name="Default" style:data-style-name="N37">
      <style:table-cell-properties fo:border="thin solid #000000"/>
      <style:text-properties style:font-name="Arial1" style:font-name-asian="Arial1" style:font-name-complex="Arial1"/>
    </style:style>
    <style:style style:name="ce10" style:family="table-cell" style:parent-style-name="Default" style:data-style-name="N36">
      <style:table-cell-properties fo:border="thin solid #000000" fo:background-color="#BFBFBF"/>
      <style:text-properties style:font-name="Arial1" style:font-name-asian="Arial1" style:font-name-complex="Arial1"/>
    </style:style>
    <style:style style:name="ce11" style:family="table-cell" style:parent-style-name="Default" style:data-style-name="N37">
      <style:table-cell-properties fo:border="thin solid #000000" fo:background-color="#BFBFBF"/>
      <style:text-properties style:font-name="Arial1" style:font-name-asian="Arial1" style:font-name-complex="Arial1"/>
    </style:style>
    <style:style style:name="ce12" style:family="table-cell" style:parent-style-name="Default" style:data-style-name="N3">
      <style:table-cell-properties fo:border="thin solid #000000"/>
      <style:text-properties style:font-name="Arial1" style:font-name-asian="Arial1" style:font-name-complex="Arial1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8.62541666666667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V_por_Assinatura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996" table:default-cell-style-name="ce2"/>
        <table:table-column table:style-name="co5" table:default-cell-style-name="ce2"/>
        <table:table-column table:style-name="co4" table:number-columns-repeated="7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number-columns-repeated="15362" table:default-cell-style-name="ce1"/>
        <table:table-row table:style-name="ro1">
          <table:table-cell office:value-type="string" table:number-columns-spanned="14" table:number-rows-spanned="1" table:style-name="ce13">
            <text:p>HISTÓRICO DE RESULTADOS DO ÍNDICE DE DESEMPENHO NO ATENDIMENTO (IDA)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number-columns-spanned="14" table:number-rows-spanned="1" table:style-name="ce14">
            <text:p>SERVIÇO: TV POR ASSINATURA</text:p>
          </table:table-cell>
          <table:covered-table-cell table:number-columns-repeated="13"/>
          <table:table-cell table:number-columns-repeated="996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PERÍODO: JAN/2017 a DEZ/2017</text:p>
          </table:table-cell>
          <table:table-cell table:number-columns-repeated="4" table:style-name="ce2"/>
          <table:table-cell office:value-type="float" office:value="2017" table:style-name="ce3">
            <text:p>2017</text:p>
          </table:table-cell>
          <table:table-cell table:number-columns-repeated="1004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style-name="ce4"/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009" table:style-name="ce2"/>
          <table:table-cell table:number-columns-repeated="15374" table:style-name="ce1"/>
        </table:table-row>
        <table:table-row table:style-name="ro2">
          <table:table-cell table:number-columns-repeated="1010" table:style-name="ce2"/>
          <table:table-cell table:number-columns-repeated="15374" table:style-name="ce1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6">
            <text:p>VARIÁVEL</text:p>
          </table:table-cell>
          <table:table-cell office:value-type="string" table:style-name="ce7">
            <text:p>2017-01</text:p>
          </table:table-cell>
          <table:table-cell office:value-type="string" table:style-name="ce7">
            <text:p>2017-02</text:p>
          </table:table-cell>
          <table:table-cell office:value-type="string" table:style-name="ce7">
            <text:p>2017-03</text:p>
          </table:table-cell>
          <table:table-cell office:value-type="string" table:style-name="ce7">
            <text:p>2017-04</text:p>
          </table:table-cell>
          <table:table-cell office:value-type="string" table:style-name="ce7">
            <text:p>2017-05</text:p>
          </table:table-cell>
          <table:table-cell office:value-type="string" table:style-name="ce7">
            <text:p>2017-06</text:p>
          </table:table-cell>
          <table:table-cell office:value-type="string" table:style-name="ce7">
            <text:p>2017-07</text:p>
          </table:table-cell>
          <table:table-cell office:value-type="string" table:style-name="ce7">
            <text:p>2017-08</text:p>
          </table:table-cell>
          <table:table-cell office:value-type="string" table:style-name="ce7">
            <text:p>2017-09</text:p>
          </table:table-cell>
          <table:table-cell office:value-type="string" table:style-name="ce7">
            <text:p>2017-10</text:p>
          </table:table-cell>
          <table:table-cell office:value-type="string" table:style-name="ce7">
            <text:p>2017-11</text:p>
          </table:table-cell>
          <table:table-cell office:value-type="string" table:style-name="ce7">
            <text:p>2017-12</text:p>
          </table:table-cell>
          <table:table-cell table:number-columns-repeated="990" table:style-name="ce2"/>
          <table:table-cell table:number-columns-repeated="15380" table:style-name="ce1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5.994" table:style-name="ce9">
            <text:p>85,994</text:p>
          </table:table-cell>
          <table:table-cell office:value-type="float" office:value="86.738" table:style-name="ce9">
            <text:p>86,738</text:p>
          </table:table-cell>
          <table:table-cell office:value-type="float" office:value="97.343000000000004" table:style-name="ce9">
            <text:p>97,343</text:p>
          </table:table-cell>
          <table:table-cell office:value-type="float" office:value="78.944000000000003" table:style-name="ce9">
            <text:p>78,944</text:p>
          </table:table-cell>
          <table:table-cell office:value-type="float" office:value="89.637" table:style-name="ce9">
            <text:p>89,637</text:p>
          </table:table-cell>
          <table:table-cell office:value-type="float" office:value="98.539000000000001" table:style-name="ce9">
            <text:p>98,539</text:p>
          </table:table-cell>
          <table:table-cell office:value-type="float" office:value="97.528000000000006" table:style-name="ce9">
            <text:p>97,528</text:p>
          </table:table-cell>
          <table:table-cell office:value-type="float" office:value="97.563999999999993" table:style-name="ce9">
            <text:p>97,564</text:p>
          </table:table-cell>
          <table:table-cell office:value-type="float" office:value="84.123999999999995" table:style-name="ce9">
            <text:p>84,124</text:p>
          </table:table-cell>
          <table:table-cell office:value-type="float" office:value="100" table:style-name="ce9">
            <text:p>100,000</text:p>
          </table:table-cell>
          <table:table-cell office:value-type="float" office:value="93.75" table:style-name="ce9">
            <text:p>93,750</text:p>
          </table:table-cell>
          <table:table-cell office:value-type="float" office:value="94.792000000000002" table:style-name="ce9">
            <text:p>94,792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68.944999999999993" table:style-name="ce9">
            <text:p>68,945</text:p>
          </table:table-cell>
          <table:table-cell office:value-type="float" office:value="80.113" table:style-name="ce9">
            <text:p>80,113</text:p>
          </table:table-cell>
          <table:table-cell office:value-type="float" office:value="73.116" table:style-name="ce9">
            <text:p>73,116</text:p>
          </table:table-cell>
          <table:table-cell office:value-type="float" office:value="79.869" table:style-name="ce9">
            <text:p>79,869</text:p>
          </table:table-cell>
          <table:table-cell office:value-type="float" office:value="74.319999999999993" table:style-name="ce9">
            <text:p>74,320</text:p>
          </table:table-cell>
          <table:table-cell office:value-type="float" office:value="80.811999999999998" table:style-name="ce9">
            <text:p>80,812</text:p>
          </table:table-cell>
          <table:table-cell office:value-type="float" office:value="79.914000000000001" table:style-name="ce9">
            <text:p>79,914</text:p>
          </table:table-cell>
          <table:table-cell office:value-type="float" office:value="78.400999999999996" table:style-name="ce9">
            <text:p>78,401</text:p>
          </table:table-cell>
          <table:table-cell office:value-type="float" office:value="81.870999999999995" table:style-name="ce9">
            <text:p>81,871</text:p>
          </table:table-cell>
          <table:table-cell office:value-type="float" office:value="77.296999999999997" table:style-name="ce9">
            <text:p>77,297</text:p>
          </table:table-cell>
          <table:table-cell office:value-type="float" office:value="79.367000000000004" table:style-name="ce9">
            <text:p>79,367</text:p>
          </table:table-cell>
          <table:table-cell office:value-type="float" office:value="83.484999999999999" table:style-name="ce9">
            <text:p>83,48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1.924999999999997" table:style-name="ce9">
            <text:p>81,925</text:p>
          </table:table-cell>
          <table:table-cell office:value-type="float" office:value="86.721999999999994" table:style-name="ce9">
            <text:p>86,722</text:p>
          </table:table-cell>
          <table:table-cell office:value-type="float" office:value="80.67" table:style-name="ce9">
            <text:p>80,670</text:p>
          </table:table-cell>
          <table:table-cell office:value-type="float" office:value="62.1" table:style-name="ce9">
            <text:p>62,100</text:p>
          </table:table-cell>
          <table:table-cell office:value-type="float" office:value="61.148000000000003" table:style-name="ce9">
            <text:p>61,148</text:p>
          </table:table-cell>
          <table:table-cell office:value-type="float" office:value="78.608000000000004" table:style-name="ce9">
            <text:p>78,608</text:p>
          </table:table-cell>
          <table:table-cell office:value-type="float" office:value="77.36" table:style-name="ce9">
            <text:p>77,360</text:p>
          </table:table-cell>
          <table:table-cell office:value-type="float" office:value="76.307000000000002" table:style-name="ce9">
            <text:p>76,307</text:p>
          </table:table-cell>
          <table:table-cell office:value-type="float" office:value="82.963999999999999" table:style-name="ce9">
            <text:p>82,964</text:p>
          </table:table-cell>
          <table:table-cell office:value-type="float" office:value="75.992000000000004" table:style-name="ce9">
            <text:p>75,992</text:p>
          </table:table-cell>
          <table:table-cell office:value-type="float" office:value="83.274000000000001" table:style-name="ce9">
            <text:p>83,274</text:p>
          </table:table-cell>
          <table:table-cell office:value-type="float" office:value="85.597999999999999" table:style-name="ce9">
            <text:p>85,598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40.53" table:style-name="ce9">
            <text:p>40,530</text:p>
          </table:table-cell>
          <table:table-cell office:value-type="float" office:value="50.069000000000003" table:style-name="ce9">
            <text:p>50,069</text:p>
          </table:table-cell>
          <table:table-cell office:value-type="float" office:value="38.243000000000002" table:style-name="ce9">
            <text:p>38,243</text:p>
          </table:table-cell>
          <table:table-cell office:value-type="float" office:value="56.052999999999997" table:style-name="ce9">
            <text:p>56,053</text:p>
          </table:table-cell>
          <table:table-cell office:value-type="float" office:value="52.575000000000003" table:style-name="ce9">
            <text:p>52,575</text:p>
          </table:table-cell>
          <table:table-cell office:value-type="float" office:value="66.268000000000001" table:style-name="ce9">
            <text:p>66,268</text:p>
          </table:table-cell>
          <table:table-cell office:value-type="float" office:value="61.011000000000003" table:style-name="ce9">
            <text:p>61,011</text:p>
          </table:table-cell>
          <table:table-cell office:value-type="float" office:value="57.024999999999999" table:style-name="ce9">
            <text:p>57,025</text:p>
          </table:table-cell>
          <table:table-cell office:value-type="float" office:value="69.164000000000001" table:style-name="ce9">
            <text:p>69,164</text:p>
          </table:table-cell>
          <table:table-cell office:value-type="float" office:value="66.2" table:style-name="ce9">
            <text:p>66,200</text:p>
          </table:table-cell>
          <table:table-cell office:value-type="float" office:value="72.44" table:style-name="ce9">
            <text:p>72,440</text:p>
          </table:table-cell>
          <table:table-cell office:value-type="float" office:value="82.665000000000006" table:style-name="ce9">
            <text:p>82,665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72.311000000000007" table:style-name="ce9">
            <text:p>72,311</text:p>
          </table:table-cell>
          <table:table-cell office:value-type="float" office:value="74.218999999999994" table:style-name="ce9">
            <text:p>74,219</text:p>
          </table:table-cell>
          <table:table-cell office:value-type="float" office:value="47.872999999999998" table:style-name="ce9">
            <text:p>47,873</text:p>
          </table:table-cell>
          <table:table-cell office:value-type="float" office:value="60.695999999999998" table:style-name="ce9">
            <text:p>60,696</text:p>
          </table:table-cell>
          <table:table-cell office:value-type="float" office:value="52.508000000000003" table:style-name="ce9">
            <text:p>52,508</text:p>
          </table:table-cell>
          <table:table-cell office:value-type="float" office:value="64.653000000000006" table:style-name="ce9">
            <text:p>64,653</text:p>
          </table:table-cell>
          <table:table-cell office:value-type="float" office:value="67.108000000000004" table:style-name="ce9">
            <text:p>67,108</text:p>
          </table:table-cell>
          <table:table-cell office:value-type="float" office:value="67.626999999999995" table:style-name="ce9">
            <text:p>67,627</text:p>
          </table:table-cell>
          <table:table-cell office:value-type="float" office:value="75.819999999999993" table:style-name="ce9">
            <text:p>75,820</text:p>
          </table:table-cell>
          <table:table-cell office:value-type="float" office:value="75.521000000000001" table:style-name="ce9">
            <text:p>75,521</text:p>
          </table:table-cell>
          <table:table-cell office:value-type="float" office:value="69.947999999999993" table:style-name="ce9">
            <text:p>69,948</text:p>
          </table:table-cell>
          <table:table-cell office:value-type="float" office:value="70.17" table:style-name="ce9">
            <text:p>70,170</text:p>
          </table:table-cell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Indicador de Desempenho no Atendimento (IDA)</text:p>
          </table:table-cell>
          <table:table-cell office:value-type="float" office:value="83.058999999999997" table:style-name="ce9">
            <text:p>83,059</text:p>
          </table:table-cell>
          <table:table-cell office:value-type="float" office:value="86.414000000000001" table:style-name="ce9">
            <text:p>86,414</text:p>
          </table:table-cell>
          <table:table-cell office:value-type="float" office:value="80.885000000000005" table:style-name="ce9">
            <text:p>80,885</text:p>
          </table:table-cell>
          <table:table-cell office:value-type="float" office:value="85.596000000000004" table:style-name="ce9">
            <text:p>85,596</text:p>
          </table:table-cell>
          <table:table-cell office:value-type="float" office:value="81.691999999999993" table:style-name="ce9">
            <text:p>81,692</text:p>
          </table:table-cell>
          <table:table-cell office:value-type="float" office:value="86.347999999999999" table:style-name="ce9">
            <text:p>86,348</text:p>
          </table:table-cell>
          <table:table-cell office:value-type="float" office:value="84.738" table:style-name="ce9">
            <text:p>84,738</text:p>
          </table:table-cell>
          <table:table-cell office:value-type="float" office:value="79.215999999999994" table:style-name="ce9">
            <text:p>79,216</text:p>
          </table:table-cell>
          <table:table-cell office:value-type="float" office:value="86.641999999999996" table:style-name="ce9">
            <text:p>86,642</text:p>
          </table:table-cell>
          <table:table-cell office:value-type="float" office:value="86.039000000000001" table:style-name="ce9">
            <text:p>86,039</text:p>
          </table:table-cell>
          <table:table-cell office:value-type="float" office:value="88.061999999999998" table:style-name="ce9">
            <text:p>88,062</text:p>
          </table:table-cell>
          <table:table-cell office:value-type="float" office:value="90.116" table:style-name="ce9">
            <text:p>90,116</text:p>
          </table:table-cell>
          <table:table-cell table:number-columns-repeated="997" table:style-name="ce2"/>
          <table:table-cell table:number-columns-repeated="15373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997" table:style-name="ce2"/>
          <table:table-cell table:number-columns-repeated="15373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Índice de Reclamações</text:p>
          </table:table-cell>
          <table:table-cell office:value-type="float" office:value="0.70899999999999996" table:style-name="ce9">
            <text:p>0,709</text:p>
          </table:table-cell>
          <table:table-cell office:value-type="float" office:value="0.67100000000000004" table:style-name="ce9">
            <text:p>0,671</text:p>
          </table:table-cell>
          <table:table-cell office:value-type="float" office:value="0.82299999999999995" table:style-name="ce9">
            <text:p>0,823</text:p>
          </table:table-cell>
          <table:table-cell office:value-type="float" office:value="0.84" table:style-name="ce9">
            <text:p>0,840</text:p>
          </table:table-cell>
          <table:table-cell office:value-type="float" office:value="0.95099999999999996" table:style-name="ce9">
            <text:p>0,951</text:p>
          </table:table-cell>
          <table:table-cell office:value-type="float" office:value="0.745" table:style-name="ce9">
            <text:p>0,745</text:p>
          </table:table-cell>
          <table:table-cell office:value-type="float" office:value="0.81100000000000005" table:style-name="ce9">
            <text:p>0,811</text:p>
          </table:table-cell>
          <table:table-cell office:value-type="float" office:value="0.80800000000000005" table:style-name="ce9">
            <text:p>0,808</text:p>
          </table:table-cell>
          <table:table-cell office:value-type="float" office:value="0.61399999999999999" table:style-name="ce9">
            <text:p>0,614</text:p>
          </table:table-cell>
          <table:table-cell office:value-type="float" office:value="0.622" table:style-name="ce9">
            <text:p>0,622</text:p>
          </table:table-cell>
          <table:table-cell office:value-type="float" office:value="0.48399999999999999" table:style-name="ce9">
            <text:p>0,484</text:p>
          </table:table-cell>
          <table:table-cell office:value-type="float" office:value="0.60799999999999998" table:style-name="ce9">
            <text:p>0,60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Índice de Reclamações</text:p>
          </table:table-cell>
          <table:table-cell office:value-type="float" office:value="2.669" table:style-name="ce9">
            <text:p>2,669</text:p>
          </table:table-cell>
          <table:table-cell office:value-type="float" office:value="1.9430000000000001" table:style-name="ce9">
            <text:p>1,943</text:p>
          </table:table-cell>
          <table:table-cell office:value-type="float" office:value="2.3969999999999998" table:style-name="ce9">
            <text:p>2,397</text:p>
          </table:table-cell>
          <table:table-cell office:value-type="float" office:value="1.9590000000000001" table:style-name="ce9">
            <text:p>1,959</text:p>
          </table:table-cell>
          <table:table-cell office:value-type="float" office:value="2.319" table:style-name="ce9">
            <text:p>2,319</text:p>
          </table:table-cell>
          <table:table-cell office:value-type="float" office:value="1.897" table:style-name="ce9">
            <text:p>1,897</text:p>
          </table:table-cell>
          <table:table-cell office:value-type="float" office:value="1.956" table:style-name="ce9">
            <text:p>1,956</text:p>
          </table:table-cell>
          <table:table-cell office:value-type="float" office:value="2.0539999999999998" table:style-name="ce9">
            <text:p>2,054</text:p>
          </table:table-cell>
          <table:table-cell office:value-type="float" office:value="1.8280000000000001" table:style-name="ce9">
            <text:p>1,828</text:p>
          </table:table-cell>
          <table:table-cell office:value-type="float" office:value="2.1259999999999999" table:style-name="ce9">
            <text:p>2,126</text:p>
          </table:table-cell>
          <table:table-cell office:value-type="float" office:value="1.9910000000000001" table:style-name="ce9">
            <text:p>1,991</text:p>
          </table:table-cell>
          <table:table-cell office:value-type="float" office:value="1.7230000000000001" table:style-name="ce9">
            <text:p>1,72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Índice de Reclamações</text:p>
          </table:table-cell>
          <table:table-cell office:value-type="float" office:value="1.825" table:style-name="ce9">
            <text:p>1,825</text:p>
          </table:table-cell>
          <table:table-cell office:value-type="float" office:value="1.5129999999999999" table:style-name="ce9">
            <text:p>1,513</text:p>
          </table:table-cell>
          <table:table-cell office:value-type="float" office:value="1.9059999999999999" table:style-name="ce9">
            <text:p>1,906</text:p>
          </table:table-cell>
          <table:table-cell office:value-type="float" office:value="1.758" table:style-name="ce9">
            <text:p>1,758</text:p>
          </table:table-cell>
          <table:table-cell office:value-type="float" office:value="2.2010000000000001" table:style-name="ce9">
            <text:p>2,201</text:p>
          </table:table-cell>
          <table:table-cell office:value-type="float" office:value="2.04" table:style-name="ce9">
            <text:p>2,040</text:p>
          </table:table-cell>
          <table:table-cell office:value-type="float" office:value="2.1219999999999999" table:style-name="ce9">
            <text:p>2,122</text:p>
          </table:table-cell>
          <table:table-cell office:value-type="float" office:value="2.19" table:style-name="ce9">
            <text:p>2,190</text:p>
          </table:table-cell>
          <table:table-cell office:value-type="float" office:value="1.7569999999999999" table:style-name="ce9">
            <text:p>1,757</text:p>
          </table:table-cell>
          <table:table-cell office:value-type="float" office:value="1.8740000000000001" table:style-name="ce9">
            <text:p>1,874</text:p>
          </table:table-cell>
          <table:table-cell office:value-type="float" office:value="1.7370000000000001" table:style-name="ce9">
            <text:p>1,737</text:p>
          </table:table-cell>
          <table:table-cell office:value-type="float" office:value="1.5860000000000001" table:style-name="ce9">
            <text:p>1,58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Índice de Reclamações</text:p>
          </table:table-cell>
          <table:table-cell office:value-type="float" office:value="3.7090000000000001" table:style-name="ce9">
            <text:p>3,709</text:p>
          </table:table-cell>
          <table:table-cell office:value-type="float" office:value="2.88" table:style-name="ce9">
            <text:p>2,880</text:p>
          </table:table-cell>
          <table:table-cell office:value-type="float" office:value="3.581" table:style-name="ce9">
            <text:p>3,581</text:p>
          </table:table-cell>
          <table:table-cell office:value-type="float" office:value="2.5459999999999998" table:style-name="ce9">
            <text:p>2,546</text:p>
          </table:table-cell>
          <table:table-cell office:value-type="float" office:value="2.8170000000000002" table:style-name="ce9">
            <text:p>2,817</text:p>
          </table:table-cell>
          <table:table-cell office:value-type="float" office:value="2.3410000000000002" table:style-name="ce9">
            <text:p>2,341</text:p>
          </table:table-cell>
          <table:table-cell office:value-type="float" office:value="2.3610000000000002" table:style-name="ce9">
            <text:p>2,361</text:p>
          </table:table-cell>
          <table:table-cell office:value-type="float" office:value="2.714" table:style-name="ce9">
            <text:p>2,714</text:p>
          </table:table-cell>
          <table:table-cell office:value-type="float" office:value="2.2679999999999998" table:style-name="ce9">
            <text:p>2,268</text:p>
          </table:table-cell>
          <table:table-cell office:value-type="float" office:value="2.4929999999999999" table:style-name="ce9">
            <text:p>2,493</text:p>
          </table:table-cell>
          <table:table-cell office:value-type="float" office:value="2.1080000000000001" table:style-name="ce9">
            <text:p>2,108</text:p>
          </table:table-cell>
          <table:table-cell office:value-type="float" office:value="1.7769999999999999" table:style-name="ce9">
            <text:p>1,77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Índice de Reclamações</text:p>
          </table:table-cell>
          <table:table-cell office:value-type="float" office:value="2.4500000000000002" table:style-name="ce9">
            <text:p>2,450</text:p>
          </table:table-cell>
          <table:table-cell office:value-type="float" office:value="2.3260000000000001" table:style-name="ce9">
            <text:p>2,326</text:p>
          </table:table-cell>
          <table:table-cell office:value-type="float" office:value="3.101" table:style-name="ce9">
            <text:p>3,101</text:p>
          </table:table-cell>
          <table:table-cell office:value-type="float" office:value="2.4129999999999998" table:style-name="ce9">
            <text:p>2,413</text:p>
          </table:table-cell>
          <table:table-cell office:value-type="float" office:value="3.0369999999999999" table:style-name="ce9">
            <text:p>3,037</text:p>
          </table:table-cell>
          <table:table-cell office:value-type="float" office:value="2.948" table:style-name="ce9">
            <text:p>2,948</text:p>
          </table:table-cell>
          <table:table-cell office:value-type="float" office:value="2.7879999999999998" table:style-name="ce9">
            <text:p>2,788</text:p>
          </table:table-cell>
          <table:table-cell office:value-type="float" office:value="2.754" table:style-name="ce9">
            <text:p>2,754</text:p>
          </table:table-cell>
          <table:table-cell office:value-type="float" office:value="2.222" table:style-name="ce9">
            <text:p>2,222</text:p>
          </table:table-cell>
          <table:table-cell office:value-type="float" office:value="2.2410000000000001" table:style-name="ce9">
            <text:p>2,241</text:p>
          </table:table-cell>
          <table:table-cell office:value-type="float" office:value="2.6030000000000002" table:style-name="ce9">
            <text:p>2,603</text:p>
          </table:table-cell>
          <table:table-cell office:value-type="float" office:value="2.589" table:style-name="ce9">
            <text:p>2,58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Índice de Reclamações</text:p>
          </table:table-cell>
          <table:table-cell office:value-type="float" office:value="1.7509999999999999" table:style-name="ce9">
            <text:p>1,751</text:p>
          </table:table-cell>
          <table:table-cell office:value-type="float" office:value="1.5329999999999999" table:style-name="ce9">
            <text:p>1,533</text:p>
          </table:table-cell>
          <table:table-cell office:value-type="float" office:value="1.8919999999999999" table:style-name="ce9">
            <text:p>1,892</text:p>
          </table:table-cell>
          <table:table-cell office:value-type="float" office:value="1.5860000000000001" table:style-name="ce9">
            <text:p>1,586</text:p>
          </table:table-cell>
          <table:table-cell office:value-type="float" office:value="1.84" table:style-name="ce9">
            <text:p>1,840</text:p>
          </table:table-cell>
          <table:table-cell office:value-type="float" office:value="1.5369999999999999" table:style-name="ce9">
            <text:p>1,537</text:p>
          </table:table-cell>
          <table:table-cell office:value-type="float" office:value="1.6419999999999999" table:style-name="ce9">
            <text:p>1,642</text:p>
          </table:table-cell>
          <table:table-cell office:value-type="float" office:value="2.0009999999999999" table:style-name="ce9">
            <text:p>2,001</text:p>
          </table:table-cell>
          <table:table-cell office:value-type="float" office:value="1.518" table:style-name="ce9">
            <text:p>1,518</text:p>
          </table:table-cell>
          <table:table-cell office:value-type="float" office:value="1.5569999999999999" table:style-name="ce9">
            <text:p>1,557</text:p>
          </table:table-cell>
          <table:table-cell office:value-type="float" office:value="1.4259999999999999" table:style-name="ce9">
            <text:p>1,426</text:p>
          </table:table-cell>
          <table:table-cell office:value-type="float" office:value="1.292" table:style-name="ce9">
            <text:p>1,292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97370" table:style-name="ce12">
            <text:p>97.370</text:p>
          </table:table-cell>
          <table:table-cell office:value-type="float" office:value="96890" table:style-name="ce12">
            <text:p>96.890</text:p>
          </table:table-cell>
          <table:table-cell office:value-type="float" office:value="97237" table:style-name="ce12">
            <text:p>97.237</text:p>
          </table:table-cell>
          <table:table-cell office:value-type="float" office:value="97674" table:style-name="ce12">
            <text:p>97.674</text:p>
          </table:table-cell>
          <table:table-cell office:value-type="float" office:value="97810" table:style-name="ce12">
            <text:p>97.810</text:p>
          </table:table-cell>
          <table:table-cell office:value-type="float" office:value="97990" table:style-name="ce12">
            <text:p>97.990</text:p>
          </table:table-cell>
          <table:table-cell office:value-type="float" office:value="98679" table:style-name="ce12">
            <text:p>98.679</text:p>
          </table:table-cell>
          <table:table-cell office:value-type="float" office:value="98972" table:style-name="ce12">
            <text:p>98.972</text:p>
          </table:table-cell>
          <table:table-cell office:value-type="float" office:value="99373" table:style-name="ce12">
            <text:p>99.373</text:p>
          </table:table-cell>
          <table:table-cell office:value-type="float" office:value="99602" table:style-name="ce12">
            <text:p>99.602</text:p>
          </table:table-cell>
          <table:table-cell office:value-type="float" office:value="99231" table:style-name="ce12">
            <text:p>99.231</text:p>
          </table:table-cell>
          <table:table-cell office:value-type="float" office:value="98756" table:style-name="ce12">
            <text:p>98.75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2519315" table:style-name="ce12">
            <text:p>2.519.315</text:p>
          </table:table-cell>
          <table:table-cell office:value-type="float" office:value="2468236" table:style-name="ce12">
            <text:p>2.468.236</text:p>
          </table:table-cell>
          <table:table-cell office:value-type="float" office:value="2432163" table:style-name="ce12">
            <text:p>2.432.163</text:p>
          </table:table-cell>
          <table:table-cell office:value-type="float" office:value="2359941" table:style-name="ce12">
            <text:p>2.359.941</text:p>
          </table:table-cell>
          <table:table-cell office:value-type="float" office:value="2296475" table:style-name="ce12">
            <text:p>2.296.475</text:p>
          </table:table-cell>
          <table:table-cell office:value-type="float" office:value="2230096" table:style-name="ce12">
            <text:p>2.230.096</text:p>
          </table:table-cell>
          <table:table-cell office:value-type="float" office:value="2170183" table:style-name="ce12">
            <text:p>2.170.183</text:p>
          </table:table-cell>
          <table:table-cell office:value-type="float" office:value="2115957" table:style-name="ce12">
            <text:p>2.115.957</text:p>
          </table:table-cell>
          <table:table-cell office:value-type="float" office:value="2065198" table:style-name="ce12">
            <text:p>2.065.198</text:p>
          </table:table-cell>
          <table:table-cell office:value-type="float" office:value="2005902" table:style-name="ce12">
            <text:p>2.005.902</text:p>
          </table:table-cell>
          <table:table-cell office:value-type="float" office:value="2005902" table:style-name="ce12">
            <text:p>2.005.902</text:p>
          </table:table-cell>
          <table:table-cell office:value-type="float" office:value="1903132" table:style-name="ce12">
            <text:p>1.903.13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7337950" table:style-name="ce12">
            <text:p>7.337.950</text:p>
          </table:table-cell>
          <table:table-cell office:value-type="float" office:value="7315049" table:style-name="ce12">
            <text:p>7.315.049</text:p>
          </table:table-cell>
          <table:table-cell office:value-type="float" office:value="7307208" table:style-name="ce12">
            <text:p>7.307.208</text:p>
          </table:table-cell>
          <table:table-cell office:value-type="float" office:value="7259395" table:style-name="ce12">
            <text:p>7.259.395</text:p>
          </table:table-cell>
          <table:table-cell office:value-type="float" office:value="7214734" table:style-name="ce12">
            <text:p>7.214.734</text:p>
          </table:table-cell>
          <table:table-cell office:value-type="float" office:value="7177789" table:style-name="ce12">
            <text:p>7.177.789</text:p>
          </table:table-cell>
          <table:table-cell office:value-type="float" office:value="7168081" table:style-name="ce12">
            <text:p>7.168.081</text:p>
          </table:table-cell>
          <table:table-cell office:value-type="float" office:value="7178288" table:style-name="ce12">
            <text:p>7.178.288</text:p>
          </table:table-cell>
          <table:table-cell office:value-type="float" office:value="7177796" table:style-name="ce12">
            <text:p>7.177.796</text:p>
          </table:table-cell>
          <table:table-cell office:value-type="float" office:value="7182170" table:style-name="ce12">
            <text:p>7.182.170</text:p>
          </table:table-cell>
          <table:table-cell office:value-type="float" office:value="7182170" table:style-name="ce12">
            <text:p>7.182.170</text:p>
          </table:table-cell>
          <table:table-cell office:value-type="float" office:value="7169633" table:style-name="ce12">
            <text:p>7.169.63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318125" table:style-name="ce12">
            <text:p>1.318.125</text:p>
          </table:table-cell>
          <table:table-cell office:value-type="float" office:value="1334509" table:style-name="ce12">
            <text:p>1.334.509</text:p>
          </table:table-cell>
          <table:table-cell office:value-type="float" office:value="1351236" table:style-name="ce12">
            <text:p>1.351.236</text:p>
          </table:table-cell>
          <table:table-cell office:value-type="float" office:value="1373309" table:style-name="ce12">
            <text:p>1.373.309</text:p>
          </table:table-cell>
          <table:table-cell office:value-type="float" office:value="1390449" table:style-name="ce12">
            <text:p>1.390.449</text:p>
          </table:table-cell>
          <table:table-cell office:value-type="float" office:value="1409787" table:style-name="ce12">
            <text:p>1.409.787</text:p>
          </table:table-cell>
          <table:table-cell office:value-type="float" office:value="1431029" table:style-name="ce12">
            <text:p>1.431.029</text:p>
          </table:table-cell>
          <table:table-cell office:value-type="float" office:value="1447179" table:style-name="ce12">
            <text:p>1.447.179</text:p>
          </table:table-cell>
          <table:table-cell office:value-type="float" office:value="1461841" table:style-name="ce12">
            <text:p>1.461.841</text:p>
          </table:table-cell>
          <table:table-cell office:value-type="float" office:value="1475515" table:style-name="ce12">
            <text:p>1.475.515</text:p>
          </table:table-cell>
          <table:table-cell office:value-type="float" office:value="1475515" table:style-name="ce12">
            <text:p>1.475.515</text:p>
          </table:table-cell>
          <table:table-cell office:value-type="float" office:value="1509449" table:style-name="ce12">
            <text:p>1.509.44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5221719" table:style-name="ce12">
            <text:p>5.221.719</text:p>
          </table:table-cell>
          <table:table-cell office:value-type="float" office:value="5222337" table:style-name="ce12">
            <text:p>5.222.337</text:p>
          </table:table-cell>
          <table:table-cell office:value-type="float" office:value="5588471" table:style-name="ce12">
            <text:p>5.588.471</text:p>
          </table:table-cell>
          <table:table-cell office:value-type="float" office:value="5539792" table:style-name="ce12">
            <text:p>5.539.792</text:p>
          </table:table-cell>
          <table:table-cell office:value-type="float" office:value="5508475" table:style-name="ce12">
            <text:p>5.508.475</text:p>
          </table:table-cell>
          <table:table-cell office:value-type="float" office:value="5519199" table:style-name="ce12">
            <text:p>5.519.199</text:p>
          </table:table-cell>
          <table:table-cell office:value-type="float" office:value="5445501" table:style-name="ce12">
            <text:p>5.445.501</text:p>
          </table:table-cell>
          <table:table-cell office:value-type="float" office:value="5358593" table:style-name="ce12">
            <text:p>5.358.593</text:p>
          </table:table-cell>
          <table:table-cell office:value-type="float" office:value="5288744" table:style-name="ce12">
            <text:p>5.288.744</text:p>
          </table:table-cell>
          <table:table-cell office:value-type="float" office:value="5251307" table:style-name="ce12">
            <text:p>5.251.307</text:p>
          </table:table-cell>
          <table:table-cell office:value-type="float" office:value="5281566" table:style-name="ce12">
            <text:p>5.281.566</text:p>
          </table:table-cell>
          <table:table-cell office:value-type="float" office:value="5358903" table:style-name="ce12">
            <text:p>5.358.90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acessos em serviço</text:p>
          </table:table-cell>
          <table:table-cell office:value-type="float" office:value="1691460" table:style-name="ce12">
            <text:p>1.691.460</text:p>
          </table:table-cell>
          <table:table-cell office:value-type="float" office:value="1674421" table:style-name="ce12">
            <text:p>1.674.421</text:p>
          </table:table-cell>
          <table:table-cell office:value-type="float" office:value="1660768" table:style-name="ce12">
            <text:p>1.660.768</text:p>
          </table:table-cell>
          <table:table-cell office:value-type="float" office:value="1659265" table:style-name="ce12">
            <text:p>1.659.265</text:p>
          </table:table-cell>
          <table:table-cell office:value-type="float" office:value="1652158" table:style-name="ce12">
            <text:p>1.652.158</text:p>
          </table:table-cell>
          <table:table-cell office:value-type="float" office:value="1645625" table:style-name="ce12">
            <text:p>1.645.625</text:p>
          </table:table-cell>
          <table:table-cell office:value-type="float" office:value="1638245" table:style-name="ce12">
            <text:p>1.638.245</text:p>
          </table:table-cell>
          <table:table-cell office:value-type="float" office:value="1629243" table:style-name="ce12">
            <text:p>1.629.243</text:p>
          </table:table-cell>
          <table:table-cell office:value-type="float" office:value="1616334" table:style-name="ce12">
            <text:p>1.616.334</text:p>
          </table:table-cell>
          <table:table-cell office:value-type="float" office:value="1604555" table:style-name="ce12">
            <text:p>1.604.555</text:p>
          </table:table-cell>
          <table:table-cell office:value-type="float" office:value="1591169" table:style-name="ce12">
            <text:p>1.591.169</text:p>
          </table:table-cell>
          <table:table-cell office:value-type="float" office:value="1582287" table:style-name="ce12">
            <text:p>1.582.287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abertas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6" table:style-name="ce12">
            <text:p>6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abertas</text:p>
          </table:table-cell>
          <table:table-cell office:value-type="float" office:value="305" table:style-name="ce12">
            <text:p>305</text:p>
          </table:table-cell>
          <table:table-cell office:value-type="float" office:value="369" table:style-name="ce12">
            <text:p>369</text:p>
          </table:table-cell>
          <table:table-cell office:value-type="float" office:value="274" table:style-name="ce12">
            <text:p>274</text:p>
          </table:table-cell>
          <table:table-cell office:value-type="float" office:value="218" table:style-name="ce12">
            <text:p>218</text:p>
          </table:table-cell>
          <table:table-cell office:value-type="float" office:value="275" table:style-name="ce12">
            <text:p>275</text:p>
          </table:table-cell>
          <table:table-cell office:value-type="float" office:value="250" table:style-name="ce12">
            <text:p>250</text:p>
          </table:table-cell>
          <table:table-cell office:value-type="float" office:value="216" table:style-name="ce12">
            <text:p>216</text:p>
          </table:table-cell>
          <table:table-cell office:value-type="float" office:value="253" table:style-name="ce12">
            <text:p>253</text:p>
          </table:table-cell>
          <table:table-cell office:value-type="float" office:value="191" table:style-name="ce12">
            <text:p>191</text:p>
          </table:table-cell>
          <table:table-cell office:value-type="float" office:value="234" table:style-name="ce12">
            <text:p>234</text:p>
          </table:table-cell>
          <table:table-cell office:value-type="float" office:value="243" table:style-name="ce12">
            <text:p>243</text:p>
          </table:table-cell>
          <table:table-cell office:value-type="float" office:value="200" table:style-name="ce12">
            <text:p>2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abertas</text:p>
          </table:table-cell>
          <table:table-cell office:value-type="float" office:value="810" table:style-name="ce12">
            <text:p>810</text:p>
          </table:table-cell>
          <table:table-cell office:value-type="float" office:value="604" table:style-name="ce12">
            <text:p>604</text:p>
          </table:table-cell>
          <table:table-cell office:value-type="float" office:value="874" table:style-name="ce12">
            <text:p>874</text:p>
          </table:table-cell>
          <table:table-cell office:value-type="float" office:value="1176" table:style-name="ce12">
            <text:p>1.176</text:p>
          </table:table-cell>
          <table:table-cell office:value-type="float" office:value="1334" table:style-name="ce12">
            <text:p>1.334</text:p>
          </table:table-cell>
          <table:table-cell office:value-type="float" office:value="1160" table:style-name="ce12">
            <text:p>1.160</text:p>
          </table:table-cell>
          <table:table-cell office:value-type="float" office:value="1026" table:style-name="ce12">
            <text:p>1.026</text:p>
          </table:table-cell>
          <table:table-cell office:value-type="float" office:value="966" table:style-name="ce12">
            <text:p>966</text:p>
          </table:table-cell>
          <table:table-cell office:value-type="float" office:value="991" table:style-name="ce12">
            <text:p>991</text:p>
          </table:table-cell>
          <table:table-cell office:value-type="float" office:value="1115" table:style-name="ce12">
            <text:p>1.115</text:p>
          </table:table-cell>
          <table:table-cell office:value-type="float" office:value="884" table:style-name="ce12">
            <text:p>884</text:p>
          </table:table-cell>
          <table:table-cell office:value-type="float" office:value="765" table:style-name="ce12">
            <text:p>76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abertas</text:p>
          </table:table-cell>
          <table:table-cell office:value-type="float" office:value="517" table:style-name="ce12">
            <text:p>517</text:p>
          </table:table-cell>
          <table:table-cell office:value-type="float" office:value="541" table:style-name="ce12">
            <text:p>541</text:p>
          </table:table-cell>
          <table:table-cell office:value-type="float" office:value="827" table:style-name="ce12">
            <text:p>827</text:p>
          </table:table-cell>
          <table:table-cell office:value-type="float" office:value="522" table:style-name="ce12">
            <text:p>522</text:p>
          </table:table-cell>
          <table:table-cell office:value-type="float" office:value="539" table:style-name="ce12">
            <text:p>539</text:p>
          </table:table-cell>
          <table:table-cell office:value-type="float" office:value="407" table:style-name="ce12">
            <text:p>407</text:p>
          </table:table-cell>
          <table:table-cell office:value-type="float" office:value="409" table:style-name="ce12">
            <text:p>409</text:p>
          </table:table-cell>
          <table:table-cell office:value-type="float" office:value="390" table:style-name="ce12">
            <text:p>390</text:p>
          </table:table-cell>
          <table:table-cell office:value-type="float" office:value="314" table:style-name="ce12">
            <text:p>314</text:p>
          </table:table-cell>
          <table:table-cell office:value-type="float" office:value="320" table:style-name="ce12">
            <text:p>320</text:p>
          </table:table-cell>
          <table:table-cell office:value-type="float" office:value="255" table:style-name="ce12">
            <text:p>255</text:p>
          </table:table-cell>
          <table:table-cell office:value-type="float" office:value="204" table:style-name="ce12">
            <text:p>20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abertas</text:p>
          </table:table-cell>
          <table:table-cell office:value-type="float" office:value="1014" table:style-name="ce12">
            <text:p>1.014</text:p>
          </table:table-cell>
          <table:table-cell office:value-type="float" office:value="953" table:style-name="ce12">
            <text:p>953</text:p>
          </table:table-cell>
          <table:table-cell office:value-type="float" office:value="1413" table:style-name="ce12">
            <text:p>1.413</text:p>
          </table:table-cell>
          <table:table-cell office:value-type="float" office:value="1168" table:style-name="ce12">
            <text:p>1.168</text:p>
          </table:table-cell>
          <table:table-cell office:value-type="float" office:value="1512" table:style-name="ce12">
            <text:p>1.512</text:p>
          </table:table-cell>
          <table:table-cell office:value-type="float" office:value="1251" table:style-name="ce12">
            <text:p>1.251</text:p>
          </table:table-cell>
          <table:table-cell office:value-type="float" office:value="1212" table:style-name="ce12">
            <text:p>1.212</text:p>
          </table:table-cell>
          <table:table-cell office:value-type="float" office:value="1086" table:style-name="ce12">
            <text:p>1.086</text:p>
          </table:table-cell>
          <table:table-cell office:value-type="float" office:value="737" table:style-name="ce12">
            <text:p>737</text:p>
          </table:table-cell>
          <table:table-cell office:value-type="float" office:value="644" table:style-name="ce12">
            <text:p>644</text:p>
          </table:table-cell>
          <table:table-cell office:value-type="float" office:value="784" table:style-name="ce12">
            <text:p>784</text:p>
          </table:table-cell>
          <table:table-cell office:value-type="float" office:value="888" table:style-name="ce12">
            <text:p>88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abertas</text:p>
          </table:table-cell>
          <table:table-cell office:value-type="float" office:value="178" table:style-name="ce12">
            <text:p>178</text:p>
          </table:table-cell>
          <table:table-cell office:value-type="float" office:value="145" table:style-name="ce12">
            <text:p>145</text:p>
          </table:table-cell>
          <table:table-cell office:value-type="float" office:value="194" table:style-name="ce12">
            <text:p>194</text:p>
          </table:table-cell>
          <table:table-cell office:value-type="float" office:value="133" table:style-name="ce12">
            <text:p>133</text:p>
          </table:table-cell>
          <table:table-cell office:value-type="float" office:value="175" table:style-name="ce12">
            <text:p>175</text:p>
          </table:table-cell>
          <table:table-cell office:value-type="float" office:value="119" table:style-name="ce12">
            <text:p>119</text:p>
          </table:table-cell>
          <table:table-cell office:value-type="float" office:value="150" table:style-name="ce12">
            <text:p>150</text:p>
          </table:table-cell>
          <table:table-cell office:value-type="float" office:value="207" table:style-name="ce12">
            <text:p>207</text:p>
          </table:table-cell>
          <table:table-cell office:value-type="float" office:value="118" table:style-name="ce12">
            <text:p>118</text:p>
          </table:table-cell>
          <table:table-cell office:value-type="float" office:value="124" table:style-name="ce12">
            <text:p>124</text:p>
          </table:table-cell>
          <table:table-cell office:value-type="float" office:value="104" table:style-name="ce12">
            <text:p>104</text:p>
          </table:table-cell>
          <table:table-cell office:value-type="float" office:value="75" table:style-name="ce12">
            <text:p>75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</text:p>
          </table:table-cell>
          <table:table-cell office:value-type="float" office:value="69" table:style-name="ce12">
            <text:p>69</text:p>
          </table:table-cell>
          <table:table-cell office:value-type="float" office:value="65" table:style-name="ce12">
            <text:p>65</text:p>
          </table:table-cell>
          <table:table-cell office:value-type="float" office:value="80" table:style-name="ce12">
            <text:p>80</text:p>
          </table:table-cell>
          <table:table-cell office:value-type="float" office:value="82" table:style-name="ce12">
            <text:p>82</text:p>
          </table:table-cell>
          <table:table-cell office:value-type="float" office:value="93" table:style-name="ce12">
            <text:p>93</text:p>
          </table:table-cell>
          <table:table-cell office:value-type="float" office:value="73" table:style-name="ce12">
            <text:p>73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61" table:style-name="ce12">
            <text:p>61</text:p>
          </table:table-cell>
          <table:table-cell office:value-type="float" office:value="62" table:style-name="ce12">
            <text:p>62</text:p>
          </table:table-cell>
          <table:table-cell office:value-type="float" office:value="48" table:style-name="ce12">
            <text:p>48</text:p>
          </table:table-cell>
          <table:table-cell office:value-type="float" office:value="60" table:style-name="ce12">
            <text:p>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</text:p>
          </table:table-cell>
          <table:table-cell office:value-type="float" office:value="6723" table:style-name="ce12">
            <text:p>6.723</text:p>
          </table:table-cell>
          <table:table-cell office:value-type="float" office:value="4795" table:style-name="ce12">
            <text:p>4.795</text:p>
          </table:table-cell>
          <table:table-cell office:value-type="float" office:value="5831" table:style-name="ce12">
            <text:p>5.831</text:p>
          </table:table-cell>
          <table:table-cell office:value-type="float" office:value="4622" table:style-name="ce12">
            <text:p>4.622</text:p>
          </table:table-cell>
          <table:table-cell office:value-type="float" office:value="5326" table:style-name="ce12">
            <text:p>5.326</text:p>
          </table:table-cell>
          <table:table-cell office:value-type="float" office:value="4231" table:style-name="ce12">
            <text:p>4.231</text:p>
          </table:table-cell>
          <table:table-cell office:value-type="float" office:value="4244" table:style-name="ce12">
            <text:p>4.244</text:p>
          </table:table-cell>
          <table:table-cell office:value-type="float" office:value="4346" table:style-name="ce12">
            <text:p>4.346</text:p>
          </table:table-cell>
          <table:table-cell office:value-type="float" office:value="3776" table:style-name="ce12">
            <text:p>3.776</text:p>
          </table:table-cell>
          <table:table-cell office:value-type="float" office:value="4264" table:style-name="ce12">
            <text:p>4.264</text:p>
          </table:table-cell>
          <table:table-cell office:value-type="float" office:value="3994" table:style-name="ce12">
            <text:p>3.994</text:p>
          </table:table-cell>
          <table:table-cell office:value-type="float" office:value="3280" table:style-name="ce12">
            <text:p>3.28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</text:p>
          </table:table-cell>
          <table:table-cell office:value-type="float" office:value="13391" table:style-name="ce12">
            <text:p>13.391</text:p>
          </table:table-cell>
          <table:table-cell office:value-type="float" office:value="11068" table:style-name="ce12">
            <text:p>11.068</text:p>
          </table:table-cell>
          <table:table-cell office:value-type="float" office:value="13931" table:style-name="ce12">
            <text:p>13.931</text:p>
          </table:table-cell>
          <table:table-cell office:value-type="float" office:value="12759" table:style-name="ce12">
            <text:p>12.759</text:p>
          </table:table-cell>
          <table:table-cell office:value-type="float" office:value="15883" table:style-name="ce12">
            <text:p>15.883</text:p>
          </table:table-cell>
          <table:table-cell office:value-type="float" office:value="14646" table:style-name="ce12">
            <text:p>14.646</text:p>
          </table:table-cell>
          <table:table-cell office:value-type="float" office:value="15208" table:style-name="ce12">
            <text:p>15.208</text:p>
          </table:table-cell>
          <table:table-cell office:value-type="float" office:value="15721" table:style-name="ce12">
            <text:p>15.721</text:p>
          </table:table-cell>
          <table:table-cell office:value-type="float" office:value="12614" table:style-name="ce12">
            <text:p>12.614</text:p>
          </table:table-cell>
          <table:table-cell office:value-type="float" office:value="13459" table:style-name="ce12">
            <text:p>13.459</text:p>
          </table:table-cell>
          <table:table-cell office:value-type="float" office:value="12477" table:style-name="ce12">
            <text:p>12.477</text:p>
          </table:table-cell>
          <table:table-cell office:value-type="float" office:value="11372" table:style-name="ce12">
            <text:p>11.37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</text:p>
          </table:table-cell>
          <table:table-cell office:value-type="float" office:value="4889" table:style-name="ce12">
            <text:p>4.889</text:p>
          </table:table-cell>
          <table:table-cell office:value-type="float" office:value="3844" table:style-name="ce12">
            <text:p>3.844</text:p>
          </table:table-cell>
          <table:table-cell office:value-type="float" office:value="4839" table:style-name="ce12">
            <text:p>4.839</text:p>
          </table:table-cell>
          <table:table-cell office:value-type="float" office:value="3496" table:style-name="ce12">
            <text:p>3.496</text:p>
          </table:table-cell>
          <table:table-cell office:value-type="float" office:value="3917" table:style-name="ce12">
            <text:p>3.917</text:p>
          </table:table-cell>
          <table:table-cell office:value-type="float" office:value="3300" table:style-name="ce12">
            <text:p>3.300</text:p>
          </table:table-cell>
          <table:table-cell office:value-type="float" office:value="3378" table:style-name="ce12">
            <text:p>3.378</text:p>
          </table:table-cell>
          <table:table-cell office:value-type="float" office:value="3927" table:style-name="ce12">
            <text:p>3.927</text:p>
          </table:table-cell>
          <table:table-cell office:value-type="float" office:value="3316" table:style-name="ce12">
            <text:p>3.316</text:p>
          </table:table-cell>
          <table:table-cell office:value-type="float" office:value="3679" table:style-name="ce12">
            <text:p>3.679</text:p>
          </table:table-cell>
          <table:table-cell office:value-type="float" office:value="3111" table:style-name="ce12">
            <text:p>3.111</text:p>
          </table:table-cell>
          <table:table-cell office:value-type="float" office:value="2682" table:style-name="ce12">
            <text:p>2.68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</text:p>
          </table:table-cell>
          <table:table-cell office:value-type="float" office:value="12792" table:style-name="ce12">
            <text:p>12.792</text:p>
          </table:table-cell>
          <table:table-cell office:value-type="float" office:value="12146" table:style-name="ce12">
            <text:p>12.146</text:p>
          </table:table-cell>
          <table:table-cell office:value-type="float" office:value="17328" table:style-name="ce12">
            <text:p>17.328</text:p>
          </table:table-cell>
          <table:table-cell office:value-type="float" office:value="13366" table:style-name="ce12">
            <text:p>13.366</text:p>
          </table:table-cell>
          <table:table-cell office:value-type="float" office:value="16730" table:style-name="ce12">
            <text:p>16.730</text:p>
          </table:table-cell>
          <table:table-cell office:value-type="float" office:value="16268" table:style-name="ce12">
            <text:p>16.268</text:p>
          </table:table-cell>
          <table:table-cell office:value-type="float" office:value="15182" table:style-name="ce12">
            <text:p>15.182</text:p>
          </table:table-cell>
          <table:table-cell office:value-type="float" office:value="14759" table:style-name="ce12">
            <text:p>14.759</text:p>
          </table:table-cell>
          <table:table-cell office:value-type="float" office:value="11750" table:style-name="ce12">
            <text:p>11.750</text:p>
          </table:table-cell>
          <table:table-cell office:value-type="float" office:value="11769" table:style-name="ce12">
            <text:p>11.769</text:p>
          </table:table-cell>
          <table:table-cell office:value-type="float" office:value="13750" table:style-name="ce12">
            <text:p>13.750</text:p>
          </table:table-cell>
          <table:table-cell office:value-type="float" office:value="13874" table:style-name="ce12">
            <text:p>13.874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</text:p>
          </table:table-cell>
          <table:table-cell office:value-type="float" office:value="2962" table:style-name="ce12">
            <text:p>2.962</text:p>
          </table:table-cell>
          <table:table-cell office:value-type="float" office:value="2567" table:style-name="ce12">
            <text:p>2.567</text:p>
          </table:table-cell>
          <table:table-cell office:value-type="float" office:value="3143" table:style-name="ce12">
            <text:p>3.143</text:p>
          </table:table-cell>
          <table:table-cell office:value-type="float" office:value="2632" table:style-name="ce12">
            <text:p>2.632</text:p>
          </table:table-cell>
          <table:table-cell office:value-type="float" office:value="3040" table:style-name="ce12">
            <text:p>3.040</text:p>
          </table:table-cell>
          <table:table-cell office:value-type="float" office:value="2530" table:style-name="ce12">
            <text:p>2.530</text:p>
          </table:table-cell>
          <table:table-cell office:value-type="float" office:value="2690" table:style-name="ce12">
            <text:p>2.690</text:p>
          </table:table-cell>
          <table:table-cell office:value-type="float" office:value="3260" table:style-name="ce12">
            <text:p>3.260</text:p>
          </table:table-cell>
          <table:table-cell office:value-type="float" office:value="2454" table:style-name="ce12">
            <text:p>2.454</text:p>
          </table:table-cell>
          <table:table-cell office:value-type="float" office:value="2499" table:style-name="ce12">
            <text:p>2.499</text:p>
          </table:table-cell>
          <table:table-cell office:value-type="float" office:value="2269" table:style-name="ce12">
            <text:p>2.269</text:p>
          </table:table-cell>
          <table:table-cell office:value-type="float" office:value="2045" table:style-name="ce12">
            <text:p>2.045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63" table:style-name="ce12">
            <text:p>163</text:p>
          </table:table-cell>
          <table:table-cell office:value-type="float" office:value="186" table:style-name="ce12">
            <text:p>186</text:p>
          </table:table-cell>
          <table:table-cell office:value-type="float" office:value="195" table:style-name="ce12">
            <text:p>195</text:p>
          </table:table-cell>
          <table:table-cell office:value-type="float" office:value="214" table:style-name="ce12">
            <text:p>214</text:p>
          </table:table-cell>
          <table:table-cell office:value-type="float" office:value="227" table:style-name="ce12">
            <text:p>227</text:p>
          </table:table-cell>
          <table:table-cell office:value-type="float" office:value="255" table:style-name="ce12">
            <text:p>255</text:p>
          </table:table-cell>
          <table:table-cell office:value-type="float" office:value="248" table:style-name="ce12">
            <text:p>248</text:p>
          </table:table-cell>
          <table:table-cell office:value-type="float" office:value="246" table:style-name="ce12">
            <text:p>246</text:p>
          </table:table-cell>
          <table:table-cell office:value-type="float" office:value="233" table:style-name="ce12">
            <text:p>233</text:p>
          </table:table-cell>
          <table:table-cell office:value-type="float" office:value="221" table:style-name="ce12">
            <text:p>221</text:p>
          </table:table-cell>
          <table:table-cell office:value-type="float" office:value="203" table:style-name="ce12">
            <text:p>203</text:p>
          </table:table-cell>
          <table:table-cell office:value-type="float" office:value="171" table:style-name="ce12">
            <text:p>17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8290" table:style-name="ce12">
            <text:p>18.290</text:p>
          </table:table-cell>
          <table:table-cell office:value-type="float" office:value="19146" table:style-name="ce12">
            <text:p>19.146</text:p>
          </table:table-cell>
          <table:table-cell office:value-type="float" office:value="17434" table:style-name="ce12">
            <text:p>17.434</text:p>
          </table:table-cell>
          <table:table-cell office:value-type="float" office:value="17349" table:style-name="ce12">
            <text:p>17.349</text:p>
          </table:table-cell>
          <table:table-cell office:value-type="float" office:value="15246" table:style-name="ce12">
            <text:p>15.246</text:p>
          </table:table-cell>
          <table:table-cell office:value-type="float" office:value="15778" table:style-name="ce12">
            <text:p>15.778</text:p>
          </table:table-cell>
          <table:table-cell office:value-type="float" office:value="14179" table:style-name="ce12">
            <text:p>14.179</text:p>
          </table:table-cell>
          <table:table-cell office:value-type="float" office:value="13803" table:style-name="ce12">
            <text:p>13.803</text:p>
          </table:table-cell>
          <table:table-cell office:value-type="float" office:value="12823" table:style-name="ce12">
            <text:p>12.823</text:p>
          </table:table-cell>
          <table:table-cell office:value-type="float" office:value="12367" table:style-name="ce12">
            <text:p>12.367</text:p>
          </table:table-cell>
          <table:table-cell office:value-type="float" office:value="12388" table:style-name="ce12">
            <text:p>12.388</text:p>
          </table:table-cell>
          <table:table-cell office:value-type="float" office:value="12035" table:style-name="ce12">
            <text:p>12.0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5642" table:style-name="ce12">
            <text:p>35.642</text:p>
          </table:table-cell>
          <table:table-cell office:value-type="float" office:value="37465" table:style-name="ce12">
            <text:p>37.465</text:p>
          </table:table-cell>
          <table:table-cell office:value-type="float" office:value="36406" table:style-name="ce12">
            <text:p>36.406</text:p>
          </table:table-cell>
          <table:table-cell office:value-type="float" office:value="38392" table:style-name="ce12">
            <text:p>38.392</text:p>
          </table:table-cell>
          <table:table-cell office:value-type="float" office:value="37763" table:style-name="ce12">
            <text:p>37.763</text:p>
          </table:table-cell>
          <table:table-cell office:value-type="float" office:value="42579" table:style-name="ce12">
            <text:p>42.579</text:p>
          </table:table-cell>
          <table:table-cell office:value-type="float" office:value="43291" table:style-name="ce12">
            <text:p>43.291</text:p>
          </table:table-cell>
          <table:table-cell office:value-type="float" office:value="45719" table:style-name="ce12">
            <text:p>45.719</text:p>
          </table:table-cell>
          <table:table-cell office:value-type="float" office:value="45565" table:style-name="ce12">
            <text:p>45.565</text:p>
          </table:table-cell>
          <table:table-cell office:value-type="float" office:value="43543" table:style-name="ce12">
            <text:p>43.543</text:p>
          </table:table-cell>
          <table:table-cell office:value-type="float" office:value="41793" table:style-name="ce12">
            <text:p>41.793</text:p>
          </table:table-cell>
          <table:table-cell office:value-type="float" office:value="38549" table:style-name="ce12">
            <text:p>38.54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13507" table:style-name="ce12">
            <text:p>13.507</text:p>
          </table:table-cell>
          <table:table-cell office:value-type="float" office:value="14045" table:style-name="ce12">
            <text:p>14.045</text:p>
          </table:table-cell>
          <table:table-cell office:value-type="float" office:value="13395" table:style-name="ce12">
            <text:p>13.395</text:p>
          </table:table-cell>
          <table:table-cell office:value-type="float" office:value="13572" table:style-name="ce12">
            <text:p>13.572</text:p>
          </table:table-cell>
          <table:table-cell office:value-type="float" office:value="12180" table:style-name="ce12">
            <text:p>12.180</text:p>
          </table:table-cell>
          <table:table-cell office:value-type="float" office:value="12255" table:style-name="ce12">
            <text:p>12.255</text:p>
          </table:table-cell>
          <table:table-cell office:value-type="float" office:value="10716" table:style-name="ce12">
            <text:p>10.716</text:p>
          </table:table-cell>
          <table:table-cell office:value-type="float" office:value="10598" table:style-name="ce12">
            <text:p>10.598</text:p>
          </table:table-cell>
          <table:table-cell office:value-type="float" office:value="10606" table:style-name="ce12">
            <text:p>10.606</text:p>
          </table:table-cell>
          <table:table-cell office:value-type="float" office:value="10622" table:style-name="ce12">
            <text:p>10.622</text:p>
          </table:table-cell>
          <table:table-cell office:value-type="float" office:value="10922" table:style-name="ce12">
            <text:p>10.922</text:p>
          </table:table-cell>
          <table:table-cell office:value-type="float" office:value="10106" table:style-name="ce12">
            <text:p>10.106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35412" table:style-name="ce12">
            <text:p>35.412</text:p>
          </table:table-cell>
          <table:table-cell office:value-type="float" office:value="36458" table:style-name="ce12">
            <text:p>36.458</text:p>
          </table:table-cell>
          <table:table-cell office:value-type="float" office:value="36487" table:style-name="ce12">
            <text:p>36.487</text:p>
          </table:table-cell>
          <table:table-cell office:value-type="float" office:value="42262" table:style-name="ce12">
            <text:p>42.262</text:p>
          </table:table-cell>
          <table:table-cell office:value-type="float" office:value="42835" table:style-name="ce12">
            <text:p>42.835</text:p>
          </table:table-cell>
          <table:table-cell office:value-type="float" office:value="47417" table:style-name="ce12">
            <text:p>47.417</text:p>
          </table:table-cell>
          <table:table-cell office:value-type="float" office:value="46358" table:style-name="ce12">
            <text:p>46.358</text:p>
          </table:table-cell>
          <table:table-cell office:value-type="float" office:value="48173" table:style-name="ce12">
            <text:p>48.173</text:p>
          </table:table-cell>
          <table:table-cell office:value-type="float" office:value="46206" table:style-name="ce12">
            <text:p>46.206</text:p>
          </table:table-cell>
          <table:table-cell office:value-type="float" office:value="41689" table:style-name="ce12">
            <text:p>41.689</text:p>
          </table:table-cell>
          <table:table-cell office:value-type="float" office:value="38277" table:style-name="ce12">
            <text:p>38.277</text:p>
          </table:table-cell>
          <table:table-cell office:value-type="float" office:value="37268" table:style-name="ce12">
            <text:p>37.26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clamações no Período</text:p>
          </table:table-cell>
          <table:table-cell office:value-type="float" office:value="7354" table:style-name="ce12">
            <text:p>7.354</text:p>
          </table:table-cell>
          <table:table-cell office:value-type="float" office:value="8024" table:style-name="ce12">
            <text:p>8.024</text:p>
          </table:table-cell>
          <table:table-cell office:value-type="float" office:value="8007" table:style-name="ce12">
            <text:p>8.007</text:p>
          </table:table-cell>
          <table:table-cell office:value-type="float" office:value="8673" table:style-name="ce12">
            <text:p>8.673</text:p>
          </table:table-cell>
          <table:table-cell office:value-type="float" office:value="8342" table:style-name="ce12">
            <text:p>8.342</text:p>
          </table:table-cell>
          <table:table-cell office:value-type="float" office:value="8814" table:style-name="ce12">
            <text:p>8.814</text:p>
          </table:table-cell>
          <table:table-cell office:value-type="float" office:value="8201" table:style-name="ce12">
            <text:p>8.201</text:p>
          </table:table-cell>
          <table:table-cell office:value-type="float" office:value="8261" table:style-name="ce12">
            <text:p>8.261</text:p>
          </table:table-cell>
          <table:table-cell office:value-type="float" office:value="8481" table:style-name="ce12">
            <text:p>8.481</text:p>
          </table:table-cell>
          <table:table-cell office:value-type="float" office:value="8405" table:style-name="ce12">
            <text:p>8.405</text:p>
          </table:table-cell>
          <table:table-cell office:value-type="float" office:value="8213" table:style-name="ce12">
            <text:p>8.213</text:p>
          </table:table-cell>
          <table:table-cell office:value-type="float" office:value="7222" table:style-name="ce12">
            <text:p>7.222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Respondidas</text:p>
          </table:table-cell>
          <table:table-cell office:value-type="float" office:value="69" table:style-name="ce12">
            <text:p>69</text:p>
          </table:table-cell>
          <table:table-cell office:value-type="float" office:value="64" table:style-name="ce12">
            <text:p>64</text:p>
          </table:table-cell>
          <table:table-cell office:value-type="float" office:value="80" table:style-name="ce12">
            <text:p>80</text:p>
          </table:table-cell>
          <table:table-cell office:value-type="float" office:value="82" table:style-name="ce12">
            <text:p>82</text:p>
          </table:table-cell>
          <table:table-cell office:value-type="float" office:value="93" table:style-name="ce12">
            <text:p>93</text:p>
          </table:table-cell>
          <table:table-cell office:value-type="float" office:value="73" table:style-name="ce12">
            <text:p>73</text:p>
          </table:table-cell>
          <table:table-cell office:value-type="float" office:value="80" table:style-name="ce12">
            <text:p>80</text:p>
          </table:table-cell>
          <table:table-cell office:value-type="float" office:value="80" table:style-name="ce12">
            <text:p>80</text:p>
          </table:table-cell>
          <table:table-cell office:value-type="float" office:value="57" table:style-name="ce12">
            <text:p>57</text:p>
          </table:table-cell>
          <table:table-cell office:value-type="float" office:value="62" table:style-name="ce12">
            <text:p>62</text:p>
          </table:table-cell>
          <table:table-cell office:value-type="float" office:value="48" table:style-name="ce12">
            <text:p>48</text:p>
          </table:table-cell>
          <table:table-cell office:value-type="float" office:value="60" table:style-name="ce12">
            <text:p>6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Respondidas</text:p>
          </table:table-cell>
          <table:table-cell office:value-type="float" office:value="6668" table:style-name="ce12">
            <text:p>6.668</text:p>
          </table:table-cell>
          <table:table-cell office:value-type="float" office:value="4789" table:style-name="ce12">
            <text:p>4.789</text:p>
          </table:table-cell>
          <table:table-cell office:value-type="float" office:value="5235" table:style-name="ce12">
            <text:p>5.235</text:p>
          </table:table-cell>
          <table:table-cell office:value-type="float" office:value="4609" table:style-name="ce12">
            <text:p>4.609</text:p>
          </table:table-cell>
          <table:table-cell office:value-type="float" office:value="5226" table:style-name="ce12">
            <text:p>5.226</text:p>
          </table:table-cell>
          <table:table-cell office:value-type="float" office:value="4219" table:style-name="ce12">
            <text:p>4.219</text:p>
          </table:table-cell>
          <table:table-cell office:value-type="float" office:value="4085" table:style-name="ce12">
            <text:p>4.085</text:p>
          </table:table-cell>
          <table:table-cell office:value-type="float" office:value="4337" table:style-name="ce12">
            <text:p>4.337</text:p>
          </table:table-cell>
          <table:table-cell office:value-type="float" office:value="3776" table:style-name="ce12">
            <text:p>3.776</text:p>
          </table:table-cell>
          <table:table-cell office:value-type="float" office:value="4254" table:style-name="ce12">
            <text:p>4.254</text:p>
          </table:table-cell>
          <table:table-cell office:value-type="float" office:value="3988" table:style-name="ce12">
            <text:p>3.988</text:p>
          </table:table-cell>
          <table:table-cell office:value-type="float" office:value="3165" table:style-name="ce12">
            <text:p>3.16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Respondidas</text:p>
          </table:table-cell>
          <table:table-cell office:value-type="float" office:value="13383" table:style-name="ce12">
            <text:p>13.383</text:p>
          </table:table-cell>
          <table:table-cell office:value-type="float" office:value="11057" table:style-name="ce12">
            <text:p>11.057</text:p>
          </table:table-cell>
          <table:table-cell office:value-type="float" office:value="13929" table:style-name="ce12">
            <text:p>13.929</text:p>
          </table:table-cell>
          <table:table-cell office:value-type="float" office:value="10080" table:style-name="ce12">
            <text:p>10.080</text:p>
          </table:table-cell>
          <table:table-cell office:value-type="float" office:value="15876" table:style-name="ce12">
            <text:p>15.876</text:p>
          </table:table-cell>
          <table:table-cell office:value-type="float" office:value="14644" table:style-name="ce12">
            <text:p>14.644</text:p>
          </table:table-cell>
          <table:table-cell office:value-type="float" office:value="15195" table:style-name="ce12">
            <text:p>15.195</text:p>
          </table:table-cell>
          <table:table-cell office:value-type="float" office:value="15720" table:style-name="ce12">
            <text:p>15.720</text:p>
          </table:table-cell>
          <table:table-cell office:value-type="float" office:value="12611" table:style-name="ce12">
            <text:p>12.611</text:p>
          </table:table-cell>
          <table:table-cell office:value-type="float" office:value="13457" table:style-name="ce12">
            <text:p>13.457</text:p>
          </table:table-cell>
          <table:table-cell office:value-type="float" office:value="12448" table:style-name="ce12">
            <text:p>12.448</text:p>
          </table:table-cell>
          <table:table-cell office:value-type="float" office:value="10707" table:style-name="ce12">
            <text:p>10.70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Respondidas</text:p>
          </table:table-cell>
          <table:table-cell office:value-type="float" office:value="4822" table:style-name="ce12">
            <text:p>4.822</text:p>
          </table:table-cell>
          <table:table-cell office:value-type="float" office:value="3812" table:style-name="ce12">
            <text:p>3.812</text:p>
          </table:table-cell>
          <table:table-cell office:value-type="float" office:value="4832" table:style-name="ce12">
            <text:p>4.832</text:p>
          </table:table-cell>
          <table:table-cell office:value-type="float" office:value="3490" table:style-name="ce12">
            <text:p>3.490</text:p>
          </table:table-cell>
          <table:table-cell office:value-type="float" office:value="3915" table:style-name="ce12">
            <text:p>3.915</text:p>
          </table:table-cell>
          <table:table-cell office:value-type="float" office:value="3295" table:style-name="ce12">
            <text:p>3.295</text:p>
          </table:table-cell>
          <table:table-cell office:value-type="float" office:value="3376" table:style-name="ce12">
            <text:p>3.376</text:p>
          </table:table-cell>
          <table:table-cell office:value-type="float" office:value="3924" table:style-name="ce12">
            <text:p>3.924</text:p>
          </table:table-cell>
          <table:table-cell office:value-type="float" office:value="3305" table:style-name="ce12">
            <text:p>3.305</text:p>
          </table:table-cell>
          <table:table-cell office:value-type="float" office:value="3676" table:style-name="ce12">
            <text:p>3.676</text:p>
          </table:table-cell>
          <table:table-cell office:value-type="float" office:value="3111" table:style-name="ce12">
            <text:p>3.111</text:p>
          </table:table-cell>
          <table:table-cell office:value-type="float" office:value="2647" table:style-name="ce12">
            <text:p>2.64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Respondidas</text:p>
          </table:table-cell>
          <table:table-cell office:value-type="float" office:value="12771" table:style-name="ce12">
            <text:p>12.771</text:p>
          </table:table-cell>
          <table:table-cell office:value-type="float" office:value="12144" table:style-name="ce12">
            <text:p>12.144</text:p>
          </table:table-cell>
          <table:table-cell office:value-type="float" office:value="17308" table:style-name="ce12">
            <text:p>17.308</text:p>
          </table:table-cell>
          <table:table-cell office:value-type="float" office:value="13360" table:style-name="ce12">
            <text:p>13.360</text:p>
          </table:table-cell>
          <table:table-cell office:value-type="float" office:value="16720" table:style-name="ce12">
            <text:p>16.720</text:p>
          </table:table-cell>
          <table:table-cell office:value-type="float" office:value="16261" table:style-name="ce12">
            <text:p>16.261</text:p>
          </table:table-cell>
          <table:table-cell office:value-type="float" office:value="15177" table:style-name="ce12">
            <text:p>15.177</text:p>
          </table:table-cell>
          <table:table-cell office:value-type="float" office:value="14758" table:style-name="ce12">
            <text:p>14.758</text:p>
          </table:table-cell>
          <table:table-cell office:value-type="float" office:value="11742" table:style-name="ce12">
            <text:p>11.742</text:p>
          </table:table-cell>
          <table:table-cell office:value-type="float" office:value="11763" table:style-name="ce12">
            <text:p>11.763</text:p>
          </table:table-cell>
          <table:table-cell office:value-type="float" office:value="13745" table:style-name="ce12">
            <text:p>13.745</text:p>
          </table:table-cell>
          <table:table-cell office:value-type="float" office:value="13873" table:style-name="ce12">
            <text:p>13.87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Respondidas</text:p>
          </table:table-cell>
          <table:table-cell office:value-type="float" office:value="2958" table:style-name="ce12">
            <text:p>2.958</text:p>
          </table:table-cell>
          <table:table-cell office:value-type="float" office:value="2563" table:style-name="ce12">
            <text:p>2.563</text:p>
          </table:table-cell>
          <table:table-cell office:value-type="float" office:value="3139" table:style-name="ce12">
            <text:p>3.139</text:p>
          </table:table-cell>
          <table:table-cell office:value-type="float" office:value="2630" table:style-name="ce12">
            <text:p>2.630</text:p>
          </table:table-cell>
          <table:table-cell office:value-type="float" office:value="3038" table:style-name="ce12">
            <text:p>3.038</text:p>
          </table:table-cell>
          <table:table-cell office:value-type="float" office:value="2528" table:style-name="ce12">
            <text:p>2.528</text:p>
          </table:table-cell>
          <table:table-cell office:value-type="float" office:value="2689" table:style-name="ce12">
            <text:p>2.689</text:p>
          </table:table-cell>
          <table:table-cell office:value-type="float" office:value="3259" table:style-name="ce12">
            <text:p>3.259</text:p>
          </table:table-cell>
          <table:table-cell office:value-type="float" office:value="2454" table:style-name="ce12">
            <text:p>2.454</text:p>
          </table:table-cell>
          <table:table-cell office:value-type="float" office:value="2492" table:style-name="ce12">
            <text:p>2.492</text:p>
          </table:table-cell>
          <table:table-cell office:value-type="float" office:value="2262" table:style-name="ce12">
            <text:p>2.262</text:p>
          </table:table-cell>
          <table:table-cell office:value-type="float" office:value="2044" table:style-name="ce12">
            <text:p>2.044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55" table:style-name="ce12">
            <text:p>55</text:p>
          </table:table-cell>
          <table:table-cell office:value-type="float" office:value="55" table:style-name="ce12">
            <text:p>55</text:p>
          </table:table-cell>
          <table:table-cell office:value-type="float" office:value="73" table:style-name="ce12">
            <text:p>73</text:p>
          </table:table-cell>
          <table:table-cell office:value-type="float" office:value="58" table:style-name="ce12">
            <text:p>58</text:p>
          </table:table-cell>
          <table:table-cell office:value-type="float" office:value="77" table:style-name="ce12">
            <text:p>77</text:p>
          </table:table-cell>
          <table:table-cell office:value-type="float" office:value="67" table:style-name="ce12">
            <text:p>67</text:p>
          </table:table-cell>
          <table:table-cell office:value-type="float" office:value="72" table:style-name="ce12">
            <text:p>72</text:p>
          </table:table-cell>
          <table:table-cell office:value-type="float" office:value="71" table:style-name="ce12">
            <text:p>71</text:p>
          </table:table-cell>
          <table:table-cell office:value-type="float" office:value="48" table:style-name="ce12">
            <text:p>48</text:p>
          </table:table-cell>
          <table:table-cell office:value-type="float" office:value="58" table:style-name="ce12">
            <text:p>58</text:p>
          </table:table-cell>
          <table:table-cell office:value-type="float" office:value="39" table:style-name="ce12">
            <text:p>39</text:p>
          </table:table-cell>
          <table:table-cell office:value-type="float" office:value="51" table:style-name="ce12">
            <text:p>5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5990" table:style-name="ce12">
            <text:p>5.990</text:p>
          </table:table-cell>
          <table:table-cell office:value-type="float" office:value="4090" table:style-name="ce12">
            <text:p>4.090</text:p>
          </table:table-cell>
          <table:table-cell office:value-type="float" office:value="5185" table:style-name="ce12">
            <text:p>5.185</text:p>
          </table:table-cell>
          <table:table-cell office:value-type="float" office:value="4109" table:style-name="ce12">
            <text:p>4.109</text:p>
          </table:table-cell>
          <table:table-cell office:value-type="float" office:value="4624" table:style-name="ce12">
            <text:p>4.624</text:p>
          </table:table-cell>
          <table:table-cell office:value-type="float" office:value="3699" table:style-name="ce12">
            <text:p>3.699</text:p>
          </table:table-cell>
          <table:table-cell office:value-type="float" office:value="3707" table:style-name="ce12">
            <text:p>3.707</text:p>
          </table:table-cell>
          <table:table-cell office:value-type="float" office:value="3830" table:style-name="ce12">
            <text:p>3.830</text:p>
          </table:table-cell>
          <table:table-cell office:value-type="float" office:value="3359" table:style-name="ce12">
            <text:p>3.359</text:p>
          </table:table-cell>
          <table:table-cell office:value-type="float" office:value="3763" table:style-name="ce12">
            <text:p>3.763</text:p>
          </table:table-cell>
          <table:table-cell office:value-type="float" office:value="3509" table:style-name="ce12">
            <text:p>3.509</text:p>
          </table:table-cell>
          <table:table-cell office:value-type="float" office:value="2935" table:style-name="ce12">
            <text:p>2.9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1587" table:style-name="ce12">
            <text:p>11.587</text:p>
          </table:table-cell>
          <table:table-cell office:value-type="float" office:value="9667" table:style-name="ce12">
            <text:p>9.667</text:p>
          </table:table-cell>
          <table:table-cell office:value-type="float" office:value="11967" table:style-name="ce12">
            <text:p>11.967</text:p>
          </table:table-cell>
          <table:table-cell office:value-type="float" office:value="8399" table:style-name="ce12">
            <text:p>8.399</text:p>
          </table:table-cell>
          <table:table-cell office:value-type="float" office:value="11246" table:style-name="ce12">
            <text:p>11.246</text:p>
          </table:table-cell>
          <table:table-cell office:value-type="float" office:value="12471" table:style-name="ce12">
            <text:p>12.471</text:p>
          </table:table-cell>
          <table:table-cell office:value-type="float" office:value="13131" table:style-name="ce12">
            <text:p>13.131</text:p>
          </table:table-cell>
          <table:table-cell office:value-type="float" office:value="13620" table:style-name="ce12">
            <text:p>13.620</text:p>
          </table:table-cell>
          <table:table-cell office:value-type="float" office:value="10804" table:style-name="ce12">
            <text:p>10.804</text:p>
          </table:table-cell>
          <table:table-cell office:value-type="float" office:value="11502" table:style-name="ce12">
            <text:p>11.502</text:p>
          </table:table-cell>
          <table:table-cell office:value-type="float" office:value="10701" table:style-name="ce12">
            <text:p>10.701</text:p>
          </table:table-cell>
          <table:table-cell office:value-type="float" office:value="9732" table:style-name="ce12">
            <text:p>9.73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4052" table:style-name="ce12">
            <text:p>4.052</text:p>
          </table:table-cell>
          <table:table-cell office:value-type="float" office:value="3066" table:style-name="ce12">
            <text:p>3.066</text:p>
          </table:table-cell>
          <table:table-cell office:value-type="float" office:value="3973" table:style-name="ce12">
            <text:p>3.973</text:p>
          </table:table-cell>
          <table:table-cell office:value-type="float" office:value="2926" table:style-name="ce12">
            <text:p>2.926</text:p>
          </table:table-cell>
          <table:table-cell office:value-type="float" office:value="3273" table:style-name="ce12">
            <text:p>3.273</text:p>
          </table:table-cell>
          <table:table-cell office:value-type="float" office:value="2808" table:style-name="ce12">
            <text:p>2.808</text:p>
          </table:table-cell>
          <table:table-cell office:value-type="float" office:value="2861" table:style-name="ce12">
            <text:p>2.861</text:p>
          </table:table-cell>
          <table:table-cell office:value-type="float" office:value="3336" table:style-name="ce12">
            <text:p>3.336</text:p>
          </table:table-cell>
          <table:table-cell office:value-type="float" office:value="2827" table:style-name="ce12">
            <text:p>2.827</text:p>
          </table:table-cell>
          <table:table-cell office:value-type="float" office:value="3146" table:style-name="ce12">
            <text:p>3.146</text:p>
          </table:table-cell>
          <table:table-cell office:value-type="float" office:value="2649" table:style-name="ce12">
            <text:p>2.649</text:p>
          </table:table-cell>
          <table:table-cell office:value-type="float" office:value="2300" table:style-name="ce12">
            <text:p>2.3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11001" table:style-name="ce12">
            <text:p>11.001</text:p>
          </table:table-cell>
          <table:table-cell office:value-type="float" office:value="10436" table:style-name="ce12">
            <text:p>10.436</text:p>
          </table:table-cell>
          <table:table-cell office:value-type="float" office:value="12482" table:style-name="ce12">
            <text:p>12.482</text:p>
          </table:table-cell>
          <table:table-cell office:value-type="float" office:value="10671" table:style-name="ce12">
            <text:p>10.671</text:p>
          </table:table-cell>
          <table:table-cell office:value-type="float" office:value="14163" table:style-name="ce12">
            <text:p>14.163</text:p>
          </table:table-cell>
          <table:table-cell office:value-type="float" office:value="13880" table:style-name="ce12">
            <text:p>13.880</text:p>
          </table:table-cell>
          <table:table-cell office:value-type="float" office:value="12939" table:style-name="ce12">
            <text:p>12.939</text:p>
          </table:table-cell>
          <table:table-cell office:value-type="float" office:value="12636" table:style-name="ce12">
            <text:p>12.636</text:p>
          </table:table-cell>
          <table:table-cell office:value-type="float" office:value="10211" table:style-name="ce12">
            <text:p>10.211</text:p>
          </table:table-cell>
          <table:table-cell office:value-type="float" office:value="10285" table:style-name="ce12">
            <text:p>10.285</text:p>
          </table:table-cell>
          <table:table-cell office:value-type="float" office:value="12174" table:style-name="ce12">
            <text:p>12.174</text:p>
          </table:table-cell>
          <table:table-cell office:value-type="float" office:value="12163" table:style-name="ce12">
            <text:p>12.16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em até 5 dias</text:p>
          </table:table-cell>
          <table:table-cell office:value-type="float" office:value="2602" table:style-name="ce12">
            <text:p>2.602</text:p>
          </table:table-cell>
          <table:table-cell office:value-type="float" office:value="2276" table:style-name="ce12">
            <text:p>2.276</text:p>
          </table:table-cell>
          <table:table-cell office:value-type="float" office:value="2765" table:style-name="ce12">
            <text:p>2.765</text:p>
          </table:table-cell>
          <table:table-cell office:value-type="float" office:value="2350" table:style-name="ce12">
            <text:p>2.350</text:p>
          </table:table-cell>
          <table:table-cell office:value-type="float" office:value="2676" table:style-name="ce12">
            <text:p>2.676</text:p>
          </table:table-cell>
          <table:table-cell office:value-type="float" office:value="2242" table:style-name="ce12">
            <text:p>2.242</text:p>
          </table:table-cell>
          <table:table-cell office:value-type="float" office:value="2355" table:style-name="ce12">
            <text:p>2.355</text:p>
          </table:table-cell>
          <table:table-cell office:value-type="float" office:value="2824" table:style-name="ce12">
            <text:p>2.824</text:p>
          </table:table-cell>
          <table:table-cell office:value-type="float" office:value="2101" table:style-name="ce12">
            <text:p>2.101</text:p>
          </table:table-cell>
          <table:table-cell office:value-type="float" office:value="2185" table:style-name="ce12">
            <text:p>2.185</text:p>
          </table:table-cell>
          <table:table-cell office:value-type="float" office:value="1994" table:style-name="ce12">
            <text:p>1.994</text:p>
          </table:table-cell>
          <table:table-cell office:value-type="float" office:value="1821" table:style-name="ce12">
            <text:p>1.821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63" table:style-name="ce12">
            <text:p>163</text:p>
          </table:table-cell>
          <table:table-cell office:value-type="float" office:value="185" table:style-name="ce12">
            <text:p>185</text:p>
          </table:table-cell>
          <table:table-cell office:value-type="float" office:value="195" table:style-name="ce12">
            <text:p>195</text:p>
          </table:table-cell>
          <table:table-cell office:value-type="float" office:value="214" table:style-name="ce12">
            <text:p>214</text:p>
          </table:table-cell>
          <table:table-cell office:value-type="float" office:value="227" table:style-name="ce12">
            <text:p>227</text:p>
          </table:table-cell>
          <table:table-cell office:value-type="float" office:value="255" table:style-name="ce12">
            <text:p>255</text:p>
          </table:table-cell>
          <table:table-cell office:value-type="float" office:value="248" table:style-name="ce12">
            <text:p>248</text:p>
          </table:table-cell>
          <table:table-cell office:value-type="float" office:value="246" table:style-name="ce12">
            <text:p>246</text:p>
          </table:table-cell>
          <table:table-cell office:value-type="float" office:value="231" table:style-name="ce12">
            <text:p>231</text:p>
          </table:table-cell>
          <table:table-cell office:value-type="float" office:value="221" table:style-name="ce12">
            <text:p>221</text:p>
          </table:table-cell>
          <table:table-cell office:value-type="float" office:value="203" table:style-name="ce12">
            <text:p>203</text:p>
          </table:table-cell>
          <table:table-cell office:value-type="float" office:value="171" table:style-name="ce12">
            <text:p>17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8267" table:style-name="ce12">
            <text:p>18.267</text:p>
          </table:table-cell>
          <table:table-cell office:value-type="float" office:value="19145" table:style-name="ce12">
            <text:p>19.145</text:p>
          </table:table-cell>
          <table:table-cell office:value-type="float" office:value="17434" table:style-name="ce12">
            <text:p>17.434</text:p>
          </table:table-cell>
          <table:table-cell office:value-type="float" office:value="17348" table:style-name="ce12">
            <text:p>17.348</text:p>
          </table:table-cell>
          <table:table-cell office:value-type="float" office:value="15224" table:style-name="ce12">
            <text:p>15.224</text:p>
          </table:table-cell>
          <table:table-cell office:value-type="float" office:value="15778" table:style-name="ce12">
            <text:p>15.778</text:p>
          </table:table-cell>
          <table:table-cell office:value-type="float" office:value="14177" table:style-name="ce12">
            <text:p>14.177</text:p>
          </table:table-cell>
          <table:table-cell office:value-type="float" office:value="13801" table:style-name="ce12">
            <text:p>13.801</text:p>
          </table:table-cell>
          <table:table-cell office:value-type="float" office:value="12823" table:style-name="ce12">
            <text:p>12.823</text:p>
          </table:table-cell>
          <table:table-cell office:value-type="float" office:value="12367" table:style-name="ce12">
            <text:p>12.367</text:p>
          </table:table-cell>
          <table:table-cell office:value-type="float" office:value="12388" table:style-name="ce12">
            <text:p>12.388</text:p>
          </table:table-cell>
          <table:table-cell office:value-type="float" office:value="12035" table:style-name="ce12">
            <text:p>12.03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5641" table:style-name="ce12">
            <text:p>35.641</text:p>
          </table:table-cell>
          <table:table-cell office:value-type="float" office:value="37377" table:style-name="ce12">
            <text:p>37.377</text:p>
          </table:table-cell>
          <table:table-cell office:value-type="float" office:value="36405" table:style-name="ce12">
            <text:p>36.405</text:p>
          </table:table-cell>
          <table:table-cell office:value-type="float" office:value="37974" table:style-name="ce12">
            <text:p>37.974</text:p>
          </table:table-cell>
          <table:table-cell office:value-type="float" office:value="37757" table:style-name="ce12">
            <text:p>37.757</text:p>
          </table:table-cell>
          <table:table-cell office:value-type="float" office:value="42579" table:style-name="ce12">
            <text:p>42.579</text:p>
          </table:table-cell>
          <table:table-cell office:value-type="float" office:value="43289" table:style-name="ce12">
            <text:p>43.289</text:p>
          </table:table-cell>
          <table:table-cell office:value-type="float" office:value="45719" table:style-name="ce12">
            <text:p>45.719</text:p>
          </table:table-cell>
          <table:table-cell office:value-type="float" office:value="45565" table:style-name="ce12">
            <text:p>45.565</text:p>
          </table:table-cell>
          <table:table-cell office:value-type="float" office:value="43543" table:style-name="ce12">
            <text:p>43.543</text:p>
          </table:table-cell>
          <table:table-cell office:value-type="float" office:value="41793" table:style-name="ce12">
            <text:p>41.793</text:p>
          </table:table-cell>
          <table:table-cell office:value-type="float" office:value="38525" table:style-name="ce12">
            <text:p>38.52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13472" table:style-name="ce12">
            <text:p>13.472</text:p>
          </table:table-cell>
          <table:table-cell office:value-type="float" office:value="13950" table:style-name="ce12">
            <text:p>13.950</text:p>
          </table:table-cell>
          <table:table-cell office:value-type="float" office:value="13351" table:style-name="ce12">
            <text:p>13.351</text:p>
          </table:table-cell>
          <table:table-cell office:value-type="float" office:value="13556" table:style-name="ce12">
            <text:p>13.556</text:p>
          </table:table-cell>
          <table:table-cell office:value-type="float" office:value="12164" table:style-name="ce12">
            <text:p>12.164</text:p>
          </table:table-cell>
          <table:table-cell office:value-type="float" office:value="12240" table:style-name="ce12">
            <text:p>12.240</text:p>
          </table:table-cell>
          <table:table-cell office:value-type="float" office:value="10704" table:style-name="ce12">
            <text:p>10.704</text:p>
          </table:table-cell>
          <table:table-cell office:value-type="float" office:value="10563" table:style-name="ce12">
            <text:p>10.563</text:p>
          </table:table-cell>
          <table:table-cell office:value-type="float" office:value="10565" table:style-name="ce12">
            <text:p>10.565</text:p>
          </table:table-cell>
          <table:table-cell office:value-type="float" office:value="10607" table:style-name="ce12">
            <text:p>10.607</text:p>
          </table:table-cell>
          <table:table-cell office:value-type="float" office:value="10909" table:style-name="ce12">
            <text:p>10.909</text:p>
          </table:table-cell>
          <table:table-cell office:value-type="float" office:value="10078" table:style-name="ce12">
            <text:p>10.07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35409" table:style-name="ce12">
            <text:p>35.409</text:p>
          </table:table-cell>
          <table:table-cell office:value-type="float" office:value="36455" table:style-name="ce12">
            <text:p>36.455</text:p>
          </table:table-cell>
          <table:table-cell office:value-type="float" office:value="36486" table:style-name="ce12">
            <text:p>36.486</text:p>
          </table:table-cell>
          <table:table-cell office:value-type="float" office:value="42258" table:style-name="ce12">
            <text:p>42.258</text:p>
          </table:table-cell>
          <table:table-cell office:value-type="float" office:value="42835" table:style-name="ce12">
            <text:p>42.835</text:p>
          </table:table-cell>
          <table:table-cell office:value-type="float" office:value="47413" table:style-name="ce12">
            <text:p>47.413</text:p>
          </table:table-cell>
          <table:table-cell office:value-type="float" office:value="46351" table:style-name="ce12">
            <text:p>46.351</text:p>
          </table:table-cell>
          <table:table-cell office:value-type="float" office:value="48167" table:style-name="ce12">
            <text:p>48.167</text:p>
          </table:table-cell>
          <table:table-cell office:value-type="float" office:value="46205" table:style-name="ce12">
            <text:p>46.205</text:p>
          </table:table-cell>
          <table:table-cell office:value-type="float" office:value="41680" table:style-name="ce12">
            <text:p>41.680</text:p>
          </table:table-cell>
          <table:table-cell office:value-type="float" office:value="38266" table:style-name="ce12">
            <text:p>38.266</text:p>
          </table:table-cell>
          <table:table-cell office:value-type="float" office:value="37257" table:style-name="ce12">
            <text:p>37.25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Quantidade de Sol. Respondidas no Período</text:p>
          </table:table-cell>
          <table:table-cell office:value-type="float" office:value="7347" table:style-name="ce12">
            <text:p>7.347</text:p>
          </table:table-cell>
          <table:table-cell office:value-type="float" office:value="8020" table:style-name="ce12">
            <text:p>8.020</text:p>
          </table:table-cell>
          <table:table-cell office:value-type="float" office:value="8007" table:style-name="ce12">
            <text:p>8.007</text:p>
          </table:table-cell>
          <table:table-cell office:value-type="float" office:value="8667" table:style-name="ce12">
            <text:p>8.667</text:p>
          </table:table-cell>
          <table:table-cell office:value-type="float" office:value="8338" table:style-name="ce12">
            <text:p>8.338</text:p>
          </table:table-cell>
          <table:table-cell office:value-type="float" office:value="8801" table:style-name="ce12">
            <text:p>8.801</text:p>
          </table:table-cell>
          <table:table-cell office:value-type="float" office:value="8200" table:style-name="ce12">
            <text:p>8.200</text:p>
          </table:table-cell>
          <table:table-cell office:value-type="float" office:value="8261" table:style-name="ce12">
            <text:p>8.261</text:p>
          </table:table-cell>
          <table:table-cell office:value-type="float" office:value="8481" table:style-name="ce12">
            <text:p>8.481</text:p>
          </table:table-cell>
          <table:table-cell office:value-type="float" office:value="8405" table:style-name="ce12">
            <text:p>8.405</text:p>
          </table:table-cell>
          <table:table-cell office:value-type="float" office:value="8204" table:style-name="ce12">
            <text:p>8.204</text:p>
          </table:table-cell>
          <table:table-cell office:value-type="float" office:value="7204" table:style-name="ce12">
            <text:p>7.204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abertas</text:p>
          </table:table-cell>
          <table:table-cell office:value-type="float" office:value="10.145" table:style-name="ce9">
            <text:p>10,145</text:p>
          </table:table-cell>
          <table:table-cell office:value-type="float" office:value="12.5" table:style-name="ce9">
            <text:p>12,500</text:p>
          </table:table-cell>
          <table:table-cell office:value-type="float" office:value="5" table:style-name="ce9">
            <text:p>5,000</text:p>
          </table:table-cell>
          <table:table-cell office:value-type="float" office:value="13.414999999999999" table:style-name="ce9">
            <text:p>13,415</text:p>
          </table:table-cell>
          <table:table-cell office:value-type="float" office:value="6.452" table:style-name="ce9">
            <text:p>6,452</text:p>
          </table:table-cell>
          <table:table-cell office:value-type="float" office:value="6.8490000000000002" table:style-name="ce9">
            <text:p>6,849</text:p>
          </table:table-cell>
          <table:table-cell office:value-type="float" office:value="6.25" table:style-name="ce9">
            <text:p>6,250</text:p>
          </table:table-cell>
          <table:table-cell office:value-type="float" office:value="3.75" table:style-name="ce9">
            <text:p>3,750</text:p>
          </table:table-cell>
          <table:table-cell office:value-type="float" office:value="14.035" table:style-name="ce9">
            <text:p>14,035</text:p>
          </table:table-cell>
          <table:table-cell office:value-type="float" office:value="1.613" table:style-name="ce9">
            <text:p>1,613</text:p>
          </table:table-cell>
          <table:table-cell office:value-type="float" office:value="4.1669999999999998" table:style-name="ce9">
            <text:p>4,167</text:p>
          </table:table-cell>
          <table:table-cell office:value-type="float" office:value="8.3330000000000002" table:style-name="ce9">
            <text:p>8,33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abertas</text:p>
          </table:table-cell>
          <table:table-cell office:value-type="float" office:value="4.5739999999999998" table:style-name="ce9">
            <text:p>4,574</text:p>
          </table:table-cell>
          <table:table-cell office:value-type="float" office:value="7.7050000000000001" table:style-name="ce9">
            <text:p>7,705</text:p>
          </table:table-cell>
          <table:table-cell office:value-type="float" office:value="5.234" table:style-name="ce9">
            <text:p>5,234</text:p>
          </table:table-cell>
          <table:table-cell office:value-type="float" office:value="4.7300000000000004" table:style-name="ce9">
            <text:p>4,730</text:p>
          </table:table-cell>
          <table:table-cell office:value-type="float" office:value="5.2619999999999996" table:style-name="ce9">
            <text:p>5,262</text:p>
          </table:table-cell>
          <table:table-cell office:value-type="float" office:value="5.9260000000000002" table:style-name="ce9">
            <text:p>5,926</text:p>
          </table:table-cell>
          <table:table-cell office:value-type="float" office:value="5.2880000000000003" table:style-name="ce9">
            <text:p>5,288</text:p>
          </table:table-cell>
          <table:table-cell office:value-type="float" office:value="5.8339999999999996" table:style-name="ce9">
            <text:p>5,834</text:p>
          </table:table-cell>
          <table:table-cell office:value-type="float" office:value="5.0579999999999998" table:style-name="ce9">
            <text:p>5,058</text:p>
          </table:table-cell>
          <table:table-cell office:value-type="float" office:value="5.5010000000000003" table:style-name="ce9">
            <text:p>5,501</text:p>
          </table:table-cell>
          <table:table-cell office:value-type="float" office:value="6.093" table:style-name="ce9">
            <text:p>6,093</text:p>
          </table:table-cell>
          <table:table-cell office:value-type="float" office:value="6.319" table:style-name="ce9">
            <text:p>6,31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abertas</text:p>
          </table:table-cell>
          <table:table-cell office:value-type="float" office:value="6.0519999999999996" table:style-name="ce9">
            <text:p>6,052</text:p>
          </table:table-cell>
          <table:table-cell office:value-type="float" office:value="5.4630000000000001" table:style-name="ce9">
            <text:p>5,463</text:p>
          </table:table-cell>
          <table:table-cell office:value-type="float" office:value="6.2750000000000004" table:style-name="ce9">
            <text:p>6,275</text:p>
          </table:table-cell>
          <table:table-cell office:value-type="float" office:value="11.667" table:style-name="ce9">
            <text:p>11,667</text:p>
          </table:table-cell>
          <table:table-cell office:value-type="float" office:value="8.4030000000000005" table:style-name="ce9">
            <text:p>8,403</text:p>
          </table:table-cell>
          <table:table-cell office:value-type="float" office:value="7.9210000000000003" table:style-name="ce9">
            <text:p>7,921</text:p>
          </table:table-cell>
          <table:table-cell office:value-type="float" office:value="6.7519999999999998" table:style-name="ce9">
            <text:p>6,752</text:p>
          </table:table-cell>
          <table:table-cell office:value-type="float" office:value="6.1449999999999996" table:style-name="ce9">
            <text:p>6,145</text:p>
          </table:table-cell>
          <table:table-cell office:value-type="float" office:value="7.8579999999999997" table:style-name="ce9">
            <text:p>7,858</text:p>
          </table:table-cell>
          <table:table-cell office:value-type="float" office:value="8.2859999999999996" table:style-name="ce9">
            <text:p>8,286</text:p>
          </table:table-cell>
          <table:table-cell office:value-type="float" office:value="7.1020000000000003" table:style-name="ce9">
            <text:p>7,102</text:p>
          </table:table-cell>
          <table:table-cell office:value-type="float" office:value="7.1449999999999996" table:style-name="ce9">
            <text:p>7,14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abertas</text:p>
          </table:table-cell>
          <table:table-cell office:value-type="float" office:value="10.722" table:style-name="ce9">
            <text:p>10,722</text:p>
          </table:table-cell>
          <table:table-cell office:value-type="float" office:value="14.192" table:style-name="ce9">
            <text:p>14,192</text:p>
          </table:table-cell>
          <table:table-cell office:value-type="float" office:value="17.114999999999998" table:style-name="ce9">
            <text:p>17,115</text:p>
          </table:table-cell>
          <table:table-cell office:value-type="float" office:value="14.957000000000001" table:style-name="ce9">
            <text:p>14,957</text:p>
          </table:table-cell>
          <table:table-cell office:value-type="float" office:value="13.768000000000001" table:style-name="ce9">
            <text:p>13,768</text:p>
          </table:table-cell>
          <table:table-cell office:value-type="float" office:value="12.352" table:style-name="ce9">
            <text:p>12,352</text:p>
          </table:table-cell>
          <table:table-cell office:value-type="float" office:value="12.115" table:style-name="ce9">
            <text:p>12,115</text:p>
          </table:table-cell>
          <table:table-cell office:value-type="float" office:value="9.9390000000000001" table:style-name="ce9">
            <text:p>9,939</text:p>
          </table:table-cell>
          <table:table-cell office:value-type="float" office:value="9.5009999999999994" table:style-name="ce9">
            <text:p>9,501</text:p>
          </table:table-cell>
          <table:table-cell office:value-type="float" office:value="8.7050000000000001" table:style-name="ce9">
            <text:p>8,705</text:p>
          </table:table-cell>
          <table:table-cell office:value-type="float" office:value="8.1969999999999992" table:style-name="ce9">
            <text:p>8,197</text:p>
          </table:table-cell>
          <table:table-cell office:value-type="float" office:value="7.7069999999999999" table:style-name="ce9">
            <text:p>7,70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abertas</text:p>
          </table:table-cell>
          <table:table-cell office:value-type="float" office:value="7.94" table:style-name="ce9">
            <text:p>7,940</text:p>
          </table:table-cell>
          <table:table-cell office:value-type="float" office:value="7.8470000000000004" table:style-name="ce9">
            <text:p>7,847</text:p>
          </table:table-cell>
          <table:table-cell office:value-type="float" office:value="8.1639999999999997" table:style-name="ce9">
            <text:p>8,164</text:p>
          </table:table-cell>
          <table:table-cell office:value-type="float" office:value="8.7430000000000003" table:style-name="ce9">
            <text:p>8,743</text:p>
          </table:table-cell>
          <table:table-cell office:value-type="float" office:value="9.0429999999999993" table:style-name="ce9">
            <text:p>9,043</text:p>
          </table:table-cell>
          <table:table-cell office:value-type="float" office:value="7.6929999999999996" table:style-name="ce9">
            <text:p>7,693</text:p>
          </table:table-cell>
          <table:table-cell office:value-type="float" office:value="7.9859999999999998" table:style-name="ce9">
            <text:p>7,986</text:p>
          </table:table-cell>
          <table:table-cell office:value-type="float" office:value="7.359" table:style-name="ce9">
            <text:p>7,359</text:p>
          </table:table-cell>
          <table:table-cell office:value-type="float" office:value="6.2770000000000001" table:style-name="ce9">
            <text:p>6,277</text:p>
          </table:table-cell>
          <table:table-cell office:value-type="float" office:value="5.4749999999999996" table:style-name="ce9">
            <text:p>5,475</text:p>
          </table:table-cell>
          <table:table-cell office:value-type="float" office:value="5.7039999999999997" table:style-name="ce9">
            <text:p>5,704</text:p>
          </table:table-cell>
          <table:table-cell office:value-type="float" office:value="6.4009999999999998" table:style-name="ce9">
            <text:p>6,401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abertas</text:p>
          </table:table-cell>
          <table:table-cell office:value-type="float" office:value="6.0179999999999998" table:style-name="ce9">
            <text:p>6,018</text:p>
          </table:table-cell>
          <table:table-cell office:value-type="float" office:value="5.657" table:style-name="ce9">
            <text:p>5,657</text:p>
          </table:table-cell>
          <table:table-cell office:value-type="float" office:value="6.18" table:style-name="ce9">
            <text:p>6,180</text:p>
          </table:table-cell>
          <table:table-cell office:value-type="float" office:value="5.0570000000000004" table:style-name="ce9">
            <text:p>5,057</text:p>
          </table:table-cell>
          <table:table-cell office:value-type="float" office:value="5.76" table:style-name="ce9">
            <text:p>5,760</text:p>
          </table:table-cell>
          <table:table-cell office:value-type="float" office:value="4.7069999999999999" table:style-name="ce9">
            <text:p>4,707</text:p>
          </table:table-cell>
          <table:table-cell office:value-type="float" office:value="5.5780000000000003" table:style-name="ce9">
            <text:p>5,578</text:p>
          </table:table-cell>
          <table:table-cell office:value-type="float" office:value="6.3520000000000003" table:style-name="ce9">
            <text:p>6,352</text:p>
          </table:table-cell>
          <table:table-cell office:value-type="float" office:value="4.8079999999999998" table:style-name="ce9">
            <text:p>4,808</text:p>
          </table:table-cell>
          <table:table-cell office:value-type="float" office:value="4.976" table:style-name="ce9">
            <text:p>4,976</text:p>
          </table:table-cell>
          <table:table-cell office:value-type="float" office:value="4.5979999999999999" table:style-name="ce9">
            <text:p>4,598</text:p>
          </table:table-cell>
          <table:table-cell office:value-type="float" office:value="3.669" table:style-name="ce9">
            <text:p>3,669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79.709999999999994" table:style-name="ce9">
            <text:p>79,710</text:p>
          </table:table-cell>
          <table:table-cell office:value-type="float" office:value="84.614999999999995" table:style-name="ce9">
            <text:p>84,615</text:p>
          </table:table-cell>
          <table:table-cell office:value-type="float" office:value="91.25" table:style-name="ce9">
            <text:p>91,250</text:p>
          </table:table-cell>
          <table:table-cell office:value-type="float" office:value="70.731999999999999" table:style-name="ce9">
            <text:p>70,732</text:p>
          </table:table-cell>
          <table:table-cell office:value-type="float" office:value="82.796000000000006" table:style-name="ce9">
            <text:p>82,796</text:p>
          </table:table-cell>
          <table:table-cell office:value-type="float" office:value="91.781000000000006" table:style-name="ce9">
            <text:p>91,781</text:p>
          </table:table-cell>
          <table:table-cell office:value-type="float" office:value="90" table:style-name="ce9">
            <text:p>90,000</text:p>
          </table:table-cell>
          <table:table-cell office:value-type="float" office:value="88.75" table:style-name="ce9">
            <text:p>88,750</text:p>
          </table:table-cell>
          <table:table-cell office:value-type="float" office:value="78.688999999999993" table:style-name="ce9">
            <text:p>78,689</text:p>
          </table:table-cell>
          <table:table-cell office:value-type="float" office:value="93.548000000000002" table:style-name="ce9">
            <text:p>93,548</text:p>
          </table:table-cell>
          <table:table-cell office:value-type="float" office:value="81.25" table:style-name="ce9">
            <text:p>81,250</text:p>
          </table:table-cell>
          <table:table-cell office:value-type="float" office:value="85" table:style-name="ce9">
            <text:p>85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9.096999999999994" table:style-name="ce9">
            <text:p>89,097</text:p>
          </table:table-cell>
          <table:table-cell office:value-type="float" office:value="85.296999999999997" table:style-name="ce9">
            <text:p>85,297</text:p>
          </table:table-cell>
          <table:table-cell office:value-type="float" office:value="88.921000000000006" table:style-name="ce9">
            <text:p>88,921</text:p>
          </table:table-cell>
          <table:table-cell office:value-type="float" office:value="88.900999999999996" table:style-name="ce9">
            <text:p>88,901</text:p>
          </table:table-cell>
          <table:table-cell office:value-type="float" office:value="86.819000000000003" table:style-name="ce9">
            <text:p>86,819</text:p>
          </table:table-cell>
          <table:table-cell office:value-type="float" office:value="87.426000000000002" table:style-name="ce9">
            <text:p>87,426</text:p>
          </table:table-cell>
          <table:table-cell office:value-type="float" office:value="87.346999999999994" table:style-name="ce9">
            <text:p>87,347</text:p>
          </table:table-cell>
          <table:table-cell office:value-type="float" office:value="88.126999999999995" table:style-name="ce9">
            <text:p>88,127</text:p>
          </table:table-cell>
          <table:table-cell office:value-type="float" office:value="88.956999999999994" table:style-name="ce9">
            <text:p>88,957</text:p>
          </table:table-cell>
          <table:table-cell office:value-type="float" office:value="88.25" table:style-name="ce9">
            <text:p>88,250</text:p>
          </table:table-cell>
          <table:table-cell office:value-type="float" office:value="87.856999999999999" table:style-name="ce9">
            <text:p>87,857</text:p>
          </table:table-cell>
          <table:table-cell office:value-type="float" office:value="89.481999999999999" table:style-name="ce9">
            <text:p>89,482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6.528000000000006" table:style-name="ce9">
            <text:p>86,528</text:p>
          </table:table-cell>
          <table:table-cell office:value-type="float" office:value="87.341999999999999" table:style-name="ce9">
            <text:p>87,342</text:p>
          </table:table-cell>
          <table:table-cell office:value-type="float" office:value="85.902000000000001" table:style-name="ce9">
            <text:p>85,902</text:p>
          </table:table-cell>
          <table:table-cell office:value-type="float" office:value="65.828000000000003" table:style-name="ce9">
            <text:p>65,828</text:p>
          </table:table-cell>
          <table:table-cell office:value-type="float" office:value="70.805000000000007" table:style-name="ce9">
            <text:p>70,805</text:p>
          </table:table-cell>
          <table:table-cell office:value-type="float" office:value="85.15" table:style-name="ce9">
            <text:p>85,150</text:p>
          </table:table-cell>
          <table:table-cell office:value-type="float" office:value="86.343000000000004" table:style-name="ce9">
            <text:p>86,343</text:p>
          </table:table-cell>
          <table:table-cell office:value-type="float" office:value="86.635999999999996" table:style-name="ce9">
            <text:p>86,636</text:p>
          </table:table-cell>
          <table:table-cell office:value-type="float" office:value="85.650999999999996" table:style-name="ce9">
            <text:p>85,651</text:p>
          </table:table-cell>
          <table:table-cell office:value-type="float" office:value="85.46" table:style-name="ce9">
            <text:p>85,460</text:p>
          </table:table-cell>
          <table:table-cell office:value-type="float" office:value="85.766000000000005" table:style-name="ce9">
            <text:p>85,766</text:p>
          </table:table-cell>
          <table:table-cell office:value-type="float" office:value="85.578999999999994" table:style-name="ce9">
            <text:p>85,579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2.88" table:style-name="ce9">
            <text:p>82,880</text:p>
          </table:table-cell>
          <table:table-cell office:value-type="float" office:value="79.760999999999996" table:style-name="ce9">
            <text:p>79,761</text:p>
          </table:table-cell>
          <table:table-cell office:value-type="float" office:value="82.103999999999999" table:style-name="ce9">
            <text:p>82,104</text:p>
          </table:table-cell>
          <table:table-cell office:value-type="float" office:value="83.695999999999998" table:style-name="ce9">
            <text:p>83,696</text:p>
          </table:table-cell>
          <table:table-cell office:value-type="float" office:value="83.558999999999997" table:style-name="ce9">
            <text:p>83,559</text:p>
          </table:table-cell>
          <table:table-cell office:value-type="float" office:value="85.090999999999994" table:style-name="ce9">
            <text:p>85,091</text:p>
          </table:table-cell>
          <table:table-cell office:value-type="float" office:value="84.694999999999993" table:style-name="ce9">
            <text:p>84,695</text:p>
          </table:table-cell>
          <table:table-cell office:value-type="float" office:value="84.95" table:style-name="ce9">
            <text:p>84,950</text:p>
          </table:table-cell>
          <table:table-cell office:value-type="float" office:value="85.253" table:style-name="ce9">
            <text:p>85,253</text:p>
          </table:table-cell>
          <table:table-cell office:value-type="float" office:value="85.512" table:style-name="ce9">
            <text:p>85,512</text:p>
          </table:table-cell>
          <table:table-cell office:value-type="float" office:value="85.149000000000001" table:style-name="ce9">
            <text:p>85,149</text:p>
          </table:table-cell>
          <table:table-cell office:value-type="float" office:value="85.757000000000005" table:style-name="ce9">
            <text:p>85,757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5.998999999999995" table:style-name="ce9">
            <text:p>85,999</text:p>
          </table:table-cell>
          <table:table-cell office:value-type="float" office:value="85.921000000000006" table:style-name="ce9">
            <text:p>85,921</text:p>
          </table:table-cell>
          <table:table-cell office:value-type="float" office:value="72.034000000000006" table:style-name="ce9">
            <text:p>72,034</text:p>
          </table:table-cell>
          <table:table-cell office:value-type="float" office:value="79.837000000000003" table:style-name="ce9">
            <text:p>79,837</text:p>
          </table:table-cell>
          <table:table-cell office:value-type="float" office:value="84.656000000000006" table:style-name="ce9">
            <text:p>84,656</text:p>
          </table:table-cell>
          <table:table-cell office:value-type="float" office:value="85.320999999999998" table:style-name="ce9">
            <text:p>85,321</text:p>
          </table:table-cell>
          <table:table-cell office:value-type="float" office:value="85.225999999999999" table:style-name="ce9">
            <text:p>85,226</text:p>
          </table:table-cell>
          <table:table-cell office:value-type="float" office:value="85.616" table:style-name="ce9">
            <text:p>85,616</text:p>
          </table:table-cell>
          <table:table-cell office:value-type="float" office:value="86.902000000000001" table:style-name="ce9">
            <text:p>86,902</text:p>
          </table:table-cell>
          <table:table-cell office:value-type="float" office:value="87.391000000000005" table:style-name="ce9">
            <text:p>87,391</text:p>
          </table:table-cell>
          <table:table-cell office:value-type="float" office:value="88.537999999999997" table:style-name="ce9">
            <text:p>88,538</text:p>
          </table:table-cell>
          <table:table-cell office:value-type="float" office:value="87.668000000000006" table:style-name="ce9">
            <text:p>87,66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em 5 dias Úteis</text:p>
          </table:table-cell>
          <table:table-cell office:value-type="float" office:value="87.846000000000004" table:style-name="ce9">
            <text:p>87,846</text:p>
          </table:table-cell>
          <table:table-cell office:value-type="float" office:value="88.664000000000001" table:style-name="ce9">
            <text:p>88,664</text:p>
          </table:table-cell>
          <table:table-cell office:value-type="float" office:value="87.972999999999999" table:style-name="ce9">
            <text:p>87,973</text:p>
          </table:table-cell>
          <table:table-cell office:value-type="float" office:value="89.286000000000001" table:style-name="ce9">
            <text:p>89,286</text:p>
          </table:table-cell>
          <table:table-cell office:value-type="float" office:value="88.025999999999996" table:style-name="ce9">
            <text:p>88,026</text:p>
          </table:table-cell>
          <table:table-cell office:value-type="float" office:value="88.617000000000004" table:style-name="ce9">
            <text:p>88,617</text:p>
          </table:table-cell>
          <table:table-cell office:value-type="float" office:value="87.546000000000006" table:style-name="ce9">
            <text:p>87,546</text:p>
          </table:table-cell>
          <table:table-cell office:value-type="float" office:value="86.626000000000005" table:style-name="ce9">
            <text:p>86,626</text:p>
          </table:table-cell>
          <table:table-cell office:value-type="float" office:value="85.614999999999995" table:style-name="ce9">
            <text:p>85,615</text:p>
          </table:table-cell>
          <table:table-cell office:value-type="float" office:value="87.435000000000002" table:style-name="ce9">
            <text:p>87,435</text:p>
          </table:table-cell>
          <table:table-cell office:value-type="float" office:value="87.88" table:style-name="ce9">
            <text:p>87,880</text:p>
          </table:table-cell>
          <table:table-cell office:value-type="float" office:value="89.046000000000006" table:style-name="ce9">
            <text:p>89,046</text:p>
          </table:table-cell>
          <table:table-cell table:number-columns-repeated="16370"/>
        </table:table-row>
        <table:table-row table:style-name="ro3">
          <table:table-cell table:number-columns-repeated="2" table:style-name="ce10"/>
          <table:table-cell table:number-columns-repeated="12" table:style-name="ce11"/>
          <table:table-cell table:number-columns-repeated="16370"/>
        </table:table-row>
        <table:table-row table:style-name="ro2">
          <table:table-cell office:value-type="string" table:style-name="ce8">
            <text:p>ALGAR</text:p>
          </table:table-cell>
          <table:table-cell office:value-type="string" table:style-name="ce8">
            <text:p>Taxa de Respondidas no Período</text:p>
          </table:table-cell>
          <table:table-cell office:value-type="float" office:value="100" table:style-name="ce9">
            <text:p>100,000</text:p>
          </table:table-cell>
          <table:table-cell office:value-type="float" office:value="99.462000000000003" table:style-name="ce9">
            <text:p>99,462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141999999999996" table:style-name="ce9">
            <text:p>99,142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CLAR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873999999999995" table:style-name="ce9">
            <text:p>99,874</text:p>
          </table:table-cell>
          <table:table-cell office:value-type="float" office:value="99.995000000000005" table:style-name="ce9">
            <text:p>99,995</text:p>
          </table:table-cell>
          <table:table-cell office:value-type="float" office:value="100" table:style-name="ce9">
            <text:p>100,000</text:p>
          </table:table-cell>
          <table:table-cell office:value-type="float" office:value="99.994" table:style-name="ce9">
            <text:p>99,994</text:p>
          </table:table-cell>
          <table:table-cell office:value-type="float" office:value="99.855999999999995" table:style-name="ce9">
            <text:p>99,856</text:p>
          </table:table-cell>
          <table:table-cell office:value-type="float" office:value="100" table:style-name="ce9">
            <text:p>100,000</text:p>
          </table:table-cell>
          <table:table-cell office:value-type="float" office:value="99.986000000000004" table:style-name="ce9">
            <text:p>99,986</text:p>
          </table:table-cell>
          <table:table-cell office:value-type="float" office:value="99.986000000000004" table:style-name="ce9">
            <text:p>99,986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NET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97" table:style-name="ce9">
            <text:p>99,997</text:p>
          </table:table-cell>
          <table:table-cell office:value-type="float" office:value="99.765000000000001" table:style-name="ce9">
            <text:p>99,765</text:p>
          </table:table-cell>
          <table:table-cell office:value-type="float" office:value="99.997" table:style-name="ce9">
            <text:p>99,997</text:p>
          </table:table-cell>
          <table:table-cell office:value-type="float" office:value="98.911000000000001" table:style-name="ce9">
            <text:p>98,911</text:p>
          </table:table-cell>
          <table:table-cell office:value-type="float" office:value="99.983999999999995" table:style-name="ce9">
            <text:p>99,984</text:p>
          </table:table-cell>
          <table:table-cell office:value-type="float" office:value="100" table:style-name="ce9">
            <text:p>100,000</text:p>
          </table:table-cell>
          <table:table-cell office:value-type="float" office:value="99.995000000000005" table:style-name="ce9">
            <text:p>99,995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938000000000002" table:style-name="ce9">
            <text:p>99,938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OI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741" table:style-name="ce9">
            <text:p>99,741</text:p>
          </table:table-cell>
          <table:table-cell office:value-type="float" office:value="99.323999999999998" table:style-name="ce9">
            <text:p>99,324</text:p>
          </table:table-cell>
          <table:table-cell office:value-type="float" office:value="99.671999999999997" table:style-name="ce9">
            <text:p>99,672</text:p>
          </table:table-cell>
          <table:table-cell office:value-type="float" office:value="99.882000000000005" table:style-name="ce9">
            <text:p>99,882</text:p>
          </table:table-cell>
          <table:table-cell office:value-type="float" office:value="99.869" table:style-name="ce9">
            <text:p>99,869</text:p>
          </table:table-cell>
          <table:table-cell office:value-type="float" office:value="99.878" table:style-name="ce9">
            <text:p>99,878</text:p>
          </table:table-cell>
          <table:table-cell office:value-type="float" office:value="99.888000000000005" table:style-name="ce9">
            <text:p>99,888</text:p>
          </table:table-cell>
          <table:table-cell office:value-type="float" office:value="99.67" table:style-name="ce9">
            <text:p>99,670</text:p>
          </table:table-cell>
          <table:table-cell office:value-type="float" office:value="99.613" table:style-name="ce9">
            <text:p>99,613</text:p>
          </table:table-cell>
          <table:table-cell office:value-type="float" office:value="99.858999999999995" table:style-name="ce9">
            <text:p>99,859</text:p>
          </table:table-cell>
          <table:table-cell office:value-type="float" office:value="99.881" table:style-name="ce9">
            <text:p>99,881</text:p>
          </table:table-cell>
          <table:table-cell office:value-type="float" office:value="99.722999999999999" table:style-name="ce9">
            <text:p>99,723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SKY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97" table:style-name="ce9">
            <text:p>99,997</text:p>
          </table:table-cell>
          <table:table-cell office:value-type="float" office:value="99.991" table:style-name="ce9">
            <text:p>99,991</text:p>
          </table:table-cell>
          <table:table-cell office:value-type="float" office:value="100" table:style-name="ce9">
            <text:p>100,000</text:p>
          </table:table-cell>
          <table:table-cell office:value-type="float" office:value="99.992000000000004" table:style-name="ce9">
            <text:p>99,992</text:p>
          </table:table-cell>
          <table:table-cell office:value-type="float" office:value="99.984999999999999" table:style-name="ce9">
            <text:p>99,985</text:p>
          </table:table-cell>
          <table:table-cell office:value-type="float" office:value="99.988" table:style-name="ce9">
            <text:p>99,988</text:p>
          </table:table-cell>
          <table:table-cell office:value-type="float" office:value="99.998000000000005" table:style-name="ce9">
            <text:p>99,998</text:p>
          </table:table-cell>
          <table:table-cell office:value-type="float" office:value="99.977999999999994" table:style-name="ce9">
            <text:p>99,978</text:p>
          </table:table-cell>
          <table:table-cell office:value-type="float" office:value="99.971000000000004" table:style-name="ce9">
            <text:p>99,971</text:p>
          </table:table-cell>
          <table:table-cell office:value-type="float" office:value="99.97" table:style-name="ce9">
            <text:p>99,970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VIVO</text:p>
          </table:table-cell>
          <table:table-cell office:value-type="string" table:style-name="ce8">
            <text:p>Taxa de Respondidas no Período</text:p>
          </table:table-cell>
          <table:table-cell office:value-type="float" office:value="99.905000000000001" table:style-name="ce9">
            <text:p>99,905</text:p>
          </table:table-cell>
          <table:table-cell office:value-type="float" office:value="99.95" table:style-name="ce9">
            <text:p>99,950</text:p>
          </table:table-cell>
          <table:table-cell office:value-type="float" office:value="100" table:style-name="ce9">
            <text:p>100,000</text:p>
          </table:table-cell>
          <table:table-cell office:value-type="float" office:value="99.930999999999997" table:style-name="ce9">
            <text:p>99,931</text:p>
          </table:table-cell>
          <table:table-cell office:value-type="float" office:value="99.951999999999998" table:style-name="ce9">
            <text:p>99,952</text:p>
          </table:table-cell>
          <table:table-cell office:value-type="float" office:value="99.852999999999994" table:style-name="ce9">
            <text:p>99,853</text:p>
          </table:table-cell>
          <table:table-cell office:value-type="float" office:value="99.988" table:style-name="ce9">
            <text:p>99,988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100" table:style-name="ce9">
            <text:p>100,000</text:p>
          </table:table-cell>
          <table:table-cell office:value-type="float" office:value="99.89" table:style-name="ce9">
            <text:p>99,890</text:p>
          </table:table-cell>
          <table:table-cell office:value-type="float" office:value="99.751000000000005" table:style-name="ce9">
            <text:p>99,751</text:p>
          </table:table-cell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 number:language="pt" number:country="BR">
      <number:number number:min-integer-digits="1"/>
    </number:number-style>
    <number:number-style style:name="N37">
      <number:number number:decimal-places="3" number:min-integer-digits="1" number:grouping="true"/>
    </number:number-style>
    <number:date-style style:name="N38" number:language="pt" number:country="BR">
      <number:month number:textual="true"/>
      <number:text>/</number:text>
      <number:year/>
    </number:date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 (</number:text>
      <number:number number:decimal-places="2" number:min-integer-digits="1" number:grouping="true"/>
      <number:text>)</number:text>
    </number:number-style>
    <number:number-style style:name="N39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1P0"/>
    </number:currency-style>
    <number:number-style style:name="N42P0"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Excel_32_Built-in_32_Comma" style:display-name="Excel Built-in Comma" style:family="table-cell" style:data-style-name="N39">
      <style:table-cell-properties style:vertical-align="automatic" fo:background-color="transparent"/>
    </style:style>
    <style:style style:name="Excel_32_Built-in_32_Comma_32_2" style:display-name="Excel Built-in Comma 2" style:family="table-cell" style:data-style-name="N39">
      <style:table-cell-properties style:vertical-align="automatic" fo:background-color="transparent"/>
    </style:style>
    <style:style style:name="Excel_BuiltIn_Comma" style:family="table-cell" style:data-style-name="N40">
      <style:table-cell-properties style:vertical-align="automatic" fo:background-color="transparent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3" style:display-name="Heading 3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6" style:display-name="Heading 6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7" style:display-name="Heading 7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8" style:display-name="Heading 8" style:family="table-cell" style:data-style-name="N36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3" style:display-name="Heading1 3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4" style:display-name="Heading1 4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5" style:display-name="Heading1 5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6" style:display-name="Heading1 6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7" style:display-name="Heading1 7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8" style:display-name="Heading1 8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3" style:display-name="Result 3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5" style:display-name="Result 5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6" style:display-name="Result 6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7" style:display-name="Result 7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8" style:display-name="Result 8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3" style:display-name="Result2 3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4" style:display-name="Result2 4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5" style:display-name="Result2 5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6" style:display-name="Result2 6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7" style:display-name="Result2 7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8" style:display-name="Result2 8" style:family="table-cell" style:data-style-name="N41">
      <style:table-cell-properties style:vertical-align="automatic" fo:background-color="transparent"/>
      <style:text-properties style:font-name="Arial1" style:font-name-asian="Arial1" style:font-name-complex="Arial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42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ministrador</meta:initial-creator>
    <dc:creator>Herculano Araujo Rodrigues de Oliveira</dc:creator>
    <meta:creation-date>2014-01-16T12:20:14Z</meta:creation-date>
    <dc:date>2018-10-25T14:39:52Z</dc:date>
    <meta:editing-cycles>18</meta:editing-cycles>
    <meta:editing-duration>PT3297S</meta:editing-duration>
    <meta:user-defined meta:name="AppVersion">14.0300</meta:user-defined>
    <meta:user-defined meta:name="Company">Anatel</meta:user-defined>
    <meta:user-defined meta:name="ContentTypeId">0x0101002A45CBFE0405274DA36A8417DAB4768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